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adornments="Estánd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áboa1" style:family="table">
      <style:table-properties style:width="17cm" table:align="margins"/>
    </style:style>
    <style:style style:name="Táboa1.A" style:family="table-column">
      <style:table-column-properties style:column-width="17cm" style:rel-column-width="65535*"/>
    </style:style>
    <style:style style:name="Táboa1.A1" style:family="table-cell">
      <style:table-cell-properties style:vertical-align="middle" fo:background-color="#dee6ef" fo:padding="0.097cm" fo:border="0.5pt solid #000000">
        <style:background-image/>
      </style:table-cell-properties>
    </style:style>
    <style:style style:name="Táboa2" style:family="table">
      <style:table-properties style:width="17cm" table:align="margins"/>
    </style:style>
    <style:style style:name="Táboa2.A" style:family="table-column">
      <style:table-column-properties style:column-width="17cm" style:rel-column-width="65535*"/>
    </style:style>
    <style:style style:name="Táboa2.A1" style:family="table-cell">
      <style:table-cell-properties fo:background-color="#fff5ce" fo:padding="0.097cm" fo:border="0.5pt solid #000000">
        <style:background-image/>
      </style:table-cell-properties>
    </style:style>
    <style:style style:name="Táboa12" style:family="table">
      <style:table-properties style:width="16.268cm" table:align="right"/>
    </style:style>
    <style:style style:name="Táboa12.A" style:family="table-column">
      <style:table-column-properties style:column-width="2.695cm"/>
    </style:style>
    <style:style style:name="Táboa12.B" style:family="table-column">
      <style:table-column-properties style:column-width="4.106cm"/>
    </style:style>
    <style:style style:name="Táboa12.C" style:family="table-column">
      <style:table-column-properties style:column-width="3.792cm"/>
    </style:style>
    <style:style style:name="Táboa12.D" style:family="table-column">
      <style:table-column-properties style:column-width="5.674cm"/>
    </style:style>
    <style:style style:name="Táboa12.A1" style:family="table-cell">
      <style:table-cell-properties style:vertical-align="middle" fo:background-color="#dedce6" fo:padding="0.097cm" fo:border-left="0.5pt solid #000000" fo:border-right="none" fo:border-top="0.5pt solid #000000" fo:border-bottom="0.5pt solid #000000">
        <style:background-image/>
      </style:table-cell-properties>
    </style:style>
    <style:style style:name="Táboa12.D1" style:family="table-cell">
      <style:table-cell-properties style:vertical-align="middle" fo:background-color="#dedce6" fo:padding="0.097cm" fo:border="0.5pt solid #000000">
        <style:background-image/>
      </style:table-cell-properties>
    </style:style>
    <style:style style:name="Táboa12.A2" style:family="table-cell">
      <style:table-cell-properties style:vertical-align="middle" fo:background-color="#dedce6" fo:padding="0.097cm" fo:border-left="0.5pt solid #000000" fo:border-right="none" fo:border-top="none" fo:border-bottom="0.5pt solid #000000">
        <style:background-image/>
      </style:table-cell-properties>
    </style:style>
    <style:style style:name="Táboa12.D2" style:family="table-cell">
      <style:table-cell-properties style:vertical-align="middle" fo:background-color="#dedce6" fo:padding="0.097cm" fo:border-left="0.5pt solid #000000" fo:border-right="0.5pt solid #000000" fo:border-top="none" fo:border-bottom="0.5pt solid #000000">
        <style:background-image/>
      </style:table-cell-properties>
    </style:style>
    <style:style style:name="Táboa13" style:family="table">
      <style:table-properties style:width="16.268cm" table:align="right"/>
    </style:style>
    <style:style style:name="Táboa13.A" style:family="table-column">
      <style:table-column-properties style:column-width="2.695cm"/>
    </style:style>
    <style:style style:name="Táboa13.B" style:family="table-column">
      <style:table-column-properties style:column-width="4.106cm"/>
    </style:style>
    <style:style style:name="Táboa13.C" style:family="table-column">
      <style:table-column-properties style:column-width="3.792cm"/>
    </style:style>
    <style:style style:name="Táboa13.D" style:family="table-column">
      <style:table-column-properties style:column-width="5.674cm"/>
    </style:style>
    <style:style style:name="Táboa13.A1" style:family="table-cell">
      <style:table-cell-properties style:vertical-align="middle" fo:background-color="#dedce6" fo:padding="0.097cm" fo:border-left="0.5pt solid #000000" fo:border-right="none" fo:border-top="0.5pt solid #000000" fo:border-bottom="0.5pt solid #000000">
        <style:background-image/>
      </style:table-cell-properties>
    </style:style>
    <style:style style:name="Táboa13.D1" style:family="table-cell">
      <style:table-cell-properties style:vertical-align="middle" fo:background-color="#dedce6" fo:padding="0.097cm" fo:border="0.5pt solid #000000">
        <style:background-image/>
      </style:table-cell-properties>
    </style:style>
    <style:style style:name="Táboa13.A2" style:family="table-cell">
      <style:table-cell-properties style:vertical-align="middle" fo:background-color="#dedce6" fo:padding="0.097cm" fo:border-left="0.5pt solid #000000" fo:border-right="none" fo:border-top="none" fo:border-bottom="0.5pt solid #000000">
        <style:background-image/>
      </style:table-cell-properties>
    </style:style>
    <style:style style:name="Táboa13.D2" style:family="table-cell">
      <style:table-cell-properties style:vertical-align="middle" fo:background-color="#dedce6" fo:padding="0.097cm" fo:border-left="0.5pt solid #000000" fo:border-right="0.5pt solid #000000" fo:border-top="none" fo:border-bottom="0.5pt solid #000000">
        <style:background-image/>
      </style:table-cell-properties>
    </style:style>
    <style:style style:name="Táboa16" style:family="table">
      <style:table-properties style:width="16.268cm" table:align="right"/>
    </style:style>
    <style:style style:name="Táboa16.A" style:family="table-column">
      <style:table-column-properties style:column-width="2.695cm"/>
    </style:style>
    <style:style style:name="Táboa16.B" style:family="table-column">
      <style:table-column-properties style:column-width="4.106cm"/>
    </style:style>
    <style:style style:name="Táboa16.C" style:family="table-column">
      <style:table-column-properties style:column-width="3.792cm"/>
    </style:style>
    <style:style style:name="Táboa16.D" style:family="table-column">
      <style:table-column-properties style:column-width="5.674cm"/>
    </style:style>
    <style:style style:name="Táboa16.A1" style:family="table-cell">
      <style:table-cell-properties style:vertical-align="middle" fo:background-color="#dedce6" fo:padding="0.097cm" fo:border-left="0.5pt solid #000000" fo:border-right="none" fo:border-top="0.5pt solid #000000" fo:border-bottom="0.5pt solid #000000">
        <style:background-image/>
      </style:table-cell-properties>
    </style:style>
    <style:style style:name="Táboa16.D1" style:family="table-cell">
      <style:table-cell-properties style:vertical-align="middle" fo:background-color="#dedce6" fo:padding="0.097cm" fo:border="0.5pt solid #000000">
        <style:background-image/>
      </style:table-cell-properties>
    </style:style>
    <style:style style:name="Táboa16.A2" style:family="table-cell">
      <style:table-cell-properties style:vertical-align="middle" fo:background-color="#dedce6" fo:padding="0.097cm" fo:border-left="0.5pt solid #000000" fo:border-right="none" fo:border-top="none" fo:border-bottom="0.5pt solid #000000">
        <style:background-image/>
      </style:table-cell-properties>
    </style:style>
    <style:style style:name="Táboa16.D2" style:family="table-cell">
      <style:table-cell-properties style:vertical-align="middle" fo:background-color="#dedce6" fo:padding="0.097cm" fo:border-left="0.5pt solid #000000" fo:border-right="0.5pt solid #000000" fo:border-top="none" fo:border-bottom="0.5pt solid #000000">
        <style:background-image/>
      </style:table-cell-properties>
    </style:style>
    <style:style style:name="Táboa15" style:family="table">
      <style:table-properties style:width="16.268cm" table:align="right"/>
    </style:style>
    <style:style style:name="Táboa15.A" style:family="table-column">
      <style:table-column-properties style:column-width="2.695cm"/>
    </style:style>
    <style:style style:name="Táboa15.B" style:family="table-column">
      <style:table-column-properties style:column-width="4.703cm"/>
    </style:style>
    <style:style style:name="Táboa15.C" style:family="table-column">
      <style:table-column-properties style:column-width="3.704cm"/>
    </style:style>
    <style:style style:name="Táboa15.D" style:family="table-column">
      <style:table-column-properties style:column-width="5.166cm"/>
    </style:style>
    <style:style style:name="Táboa15.A1" style:family="table-cell">
      <style:table-cell-properties style:vertical-align="middle" fo:background-color="#dedce6" fo:padding="0.097cm" fo:border-left="0.5pt solid #000000" fo:border-right="none" fo:border-top="0.5pt solid #000000" fo:border-bottom="0.5pt solid #000000">
        <style:background-image/>
      </style:table-cell-properties>
    </style:style>
    <style:style style:name="Táboa15.D1" style:family="table-cell">
      <style:table-cell-properties style:vertical-align="middle" fo:background-color="#dedce6" fo:padding="0.097cm" fo:border="0.5pt solid #000000">
        <style:background-image/>
      </style:table-cell-properties>
    </style:style>
    <style:style style:name="Táboa15.A2" style:family="table-cell">
      <style:table-cell-properties style:vertical-align="middle" fo:background-color="#dedce6" fo:padding="0.097cm" fo:border-left="0.5pt solid #000000" fo:border-right="none" fo:border-top="none" fo:border-bottom="0.5pt solid #000000">
        <style:background-image/>
      </style:table-cell-properties>
    </style:style>
    <style:style style:name="Táboa15.D2" style:family="table-cell">
      <style:table-cell-properties style:vertical-align="middle" fo:background-color="#dedce6" fo:padding="0.097cm" fo:border-left="0.5pt solid #000000" fo:border-right="0.5pt solid #000000" fo:border-top="none" fo:border-bottom="0.5pt solid #000000">
        <style:background-image/>
      </style:table-cell-properties>
    </style:style>
    <style:style style:name="Táboa11" style:family="table">
      <style:table-properties style:width="16.268cm" table:align="right"/>
    </style:style>
    <style:style style:name="Táboa11.A" style:family="table-column">
      <style:table-column-properties style:column-width="2.695cm"/>
    </style:style>
    <style:style style:name="Táboa11.B" style:family="table-column">
      <style:table-column-properties style:column-width="4.703cm"/>
    </style:style>
    <style:style style:name="Táboa11.C" style:family="table-column">
      <style:table-column-properties style:column-width="3.704cm"/>
    </style:style>
    <style:style style:name="Táboa11.D" style:family="table-column">
      <style:table-column-properties style:column-width="5.166cm"/>
    </style:style>
    <style:style style:name="Táboa11.A1" style:family="table-cell">
      <style:table-cell-properties style:vertical-align="middle" fo:background-color="#dedce6" fo:padding="0.097cm" fo:border-left="0.5pt solid #000000" fo:border-right="none" fo:border-top="0.5pt solid #000000" fo:border-bottom="0.5pt solid #000000">
        <style:background-image/>
      </style:table-cell-properties>
    </style:style>
    <style:style style:name="Táboa11.D1" style:family="table-cell">
      <style:table-cell-properties style:vertical-align="middle" fo:background-color="#dedce6" fo:padding="0.097cm" fo:border="0.5pt solid #000000">
        <style:background-image/>
      </style:table-cell-properties>
    </style:style>
    <style:style style:name="Táboa11.A2" style:family="table-cell">
      <style:table-cell-properties style:vertical-align="middle" fo:background-color="#dedce6" fo:padding="0.097cm" fo:border-left="0.5pt solid #000000" fo:border-right="none" fo:border-top="none" fo:border-bottom="0.5pt solid #000000">
        <style:background-image/>
      </style:table-cell-properties>
    </style:style>
    <style:style style:name="Táboa11.D2" style:family="table-cell">
      <style:table-cell-properties style:vertical-align="middle" fo:background-color="#dedce6" fo:padding="0.097cm" fo:border-left="0.5pt solid #000000" fo:border-right="0.5pt solid #000000" fo:border-top="none" fo:border-bottom="0.5pt solid #000000">
        <style:background-image/>
      </style:table-cell-properties>
    </style:style>
    <style:style style:name="Táboa18" style:family="table">
      <style:table-properties style:width="16.268cm" table:align="right"/>
    </style:style>
    <style:style style:name="Táboa18.A" style:family="table-column">
      <style:table-column-properties style:column-width="2.695cm"/>
    </style:style>
    <style:style style:name="Táboa18.B" style:family="table-column">
      <style:table-column-properties style:column-width="4.507cm"/>
    </style:style>
    <style:style style:name="Táboa18.C" style:family="table-column">
      <style:table-column-properties style:column-width="3.9cm"/>
    </style:style>
    <style:style style:name="Táboa18.D" style:family="table-column">
      <style:table-column-properties style:column-width="5.166cm"/>
    </style:style>
    <style:style style:name="Táboa18.A1" style:family="table-cell">
      <style:table-cell-properties style:vertical-align="middle" fo:background-color="#dedce6" fo:padding="0.097cm" fo:border-left="0.5pt solid #000000" fo:border-right="none" fo:border-top="0.5pt solid #000000" fo:border-bottom="0.5pt solid #000000">
        <style:background-image/>
      </style:table-cell-properties>
    </style:style>
    <style:style style:name="Táboa18.D1" style:family="table-cell">
      <style:table-cell-properties style:vertical-align="middle" fo:background-color="#dedce6" fo:padding="0.097cm" fo:border="0.5pt solid #000000">
        <style:background-image/>
      </style:table-cell-properties>
    </style:style>
    <style:style style:name="Táboa18.A2" style:family="table-cell">
      <style:table-cell-properties style:vertical-align="middle" fo:background-color="#dedce6" fo:padding="0.097cm" fo:border-left="0.5pt solid #000000" fo:border-right="none" fo:border-top="none" fo:border-bottom="0.5pt solid #000000">
        <style:background-image/>
      </style:table-cell-properties>
    </style:style>
    <style:style style:name="Táboa18.D2" style:family="table-cell">
      <style:table-cell-properties style:vertical-align="middle" fo:background-color="#dedce6" fo:padding="0.097cm" fo:border-left="0.5pt solid #000000" fo:border-right="0.5pt solid #000000" fo:border-top="none" fo:border-bottom="0.5pt solid #000000">
        <style:background-image/>
      </style:table-cell-properties>
    </style:style>
    <style:style style:name="Táboa21" style:family="table">
      <style:table-properties style:width="16.268cm" table:align="right"/>
    </style:style>
    <style:style style:name="Táboa21.A" style:family="table-column">
      <style:table-column-properties style:column-width="2.695cm"/>
    </style:style>
    <style:style style:name="Táboa21.B" style:family="table-column">
      <style:table-column-properties style:column-width="4.203cm"/>
    </style:style>
    <style:style style:name="Táboa21.D" style:family="table-column">
      <style:table-column-properties style:column-width="5.166cm"/>
    </style:style>
    <style:style style:name="Táboa21.A1" style:family="table-cell">
      <style:table-cell-properties style:vertical-align="middle" fo:background-color="#dedce6" fo:padding="0.097cm" fo:border-left="0.5pt solid #000000" fo:border-right="none" fo:border-top="0.5pt solid #000000" fo:border-bottom="0.5pt solid #000000">
        <style:background-image/>
      </style:table-cell-properties>
    </style:style>
    <style:style style:name="Táboa21.D1" style:family="table-cell">
      <style:table-cell-properties style:vertical-align="middle" fo:background-color="#dedce6" fo:padding="0.097cm" fo:border="0.5pt solid #000000">
        <style:background-image/>
      </style:table-cell-properties>
    </style:style>
    <style:style style:name="Táboa21.A2" style:family="table-cell">
      <style:table-cell-properties style:vertical-align="middle" fo:background-color="#dedce6" fo:padding="0.097cm" fo:border-left="0.5pt solid #000000" fo:border-right="none" fo:border-top="none" fo:border-bottom="0.5pt solid #000000">
        <style:background-image/>
      </style:table-cell-properties>
    </style:style>
    <style:style style:name="Táboa21.D2" style:family="table-cell">
      <style:table-cell-properties style:vertical-align="middle" fo:background-color="#dedce6" fo:padding="0.097cm" fo:border-left="0.5pt solid #000000" fo:border-right="0.5pt solid #000000" fo:border-top="none" fo:border-bottom="0.5pt solid #000000">
        <style:background-image/>
      </style:table-cell-properties>
    </style:style>
    <style:style style:name="Táboa20" style:family="table">
      <style:table-properties style:width="16.268cm" table:align="right"/>
    </style:style>
    <style:style style:name="Táboa20.A" style:family="table-column">
      <style:table-column-properties style:column-width="2.695cm"/>
    </style:style>
    <style:style style:name="Táboa20.B" style:family="table-column">
      <style:table-column-properties style:column-width="4.203cm"/>
    </style:style>
    <style:style style:name="Táboa20.D" style:family="table-column">
      <style:table-column-properties style:column-width="5.166cm"/>
    </style:style>
    <style:style style:name="Táboa20.A1" style:family="table-cell">
      <style:table-cell-properties style:vertical-align="middle" fo:background-color="#dedce6" fo:padding="0.097cm" fo:border-left="0.5pt solid #000000" fo:border-right="none" fo:border-top="0.5pt solid #000000" fo:border-bottom="0.5pt solid #000000">
        <style:background-image/>
      </style:table-cell-properties>
    </style:style>
    <style:style style:name="Táboa20.D1" style:family="table-cell">
      <style:table-cell-properties style:vertical-align="middle" fo:background-color="#dedce6" fo:padding="0.097cm" fo:border="0.5pt solid #000000">
        <style:background-image/>
      </style:table-cell-properties>
    </style:style>
    <style:style style:name="Táboa20.A2" style:family="table-cell">
      <style:table-cell-properties style:vertical-align="middle" fo:background-color="#dedce6" fo:padding="0.097cm" fo:border-left="0.5pt solid #000000" fo:border-right="none" fo:border-top="none" fo:border-bottom="0.5pt solid #000000">
        <style:background-image/>
      </style:table-cell-properties>
    </style:style>
    <style:style style:name="Táboa20.D2" style:family="table-cell">
      <style:table-cell-properties style:vertical-align="middle" fo:background-color="#dedce6" fo:padding="0.097cm" fo:border-left="0.5pt solid #000000" fo:border-right="0.5pt solid #000000" fo:border-top="none" fo:border-bottom="0.5pt solid #000000">
        <style:background-image/>
      </style:table-cell-properties>
    </style:style>
    <style:style style:name="Táboa3" style:family="table">
      <style:table-properties style:width="17cm" table:align="margins"/>
    </style:style>
    <style:style style:name="Táboa3.A" style:family="table-column">
      <style:table-column-properties style:column-width="17cm" style:rel-column-width="65535*"/>
    </style:style>
    <style:style style:name="Táboa3.A1" style:family="table-cell">
      <style:table-cell-properties style:vertical-align="middle" fo:background-color="#dee6ef" fo:padding="0.097cm" fo:border="0.5pt solid #000000">
        <style:background-image/>
      </style:table-cell-properties>
    </style:style>
    <style:style style:name="Táboa4" style:family="table">
      <style:table-properties style:width="17cm" table:align="margins"/>
    </style:style>
    <style:style style:name="Táboa4.A" style:family="table-column">
      <style:table-column-properties style:column-width="17cm" style:rel-column-width="65535*"/>
    </style:style>
    <style:style style:name="Táboa4.A1" style:family="table-cell">
      <style:table-cell-properties style:vertical-align="middle" fo:background-color="#fff5ce" fo:padding="0.097cm" fo:border="0.5pt solid #000000">
        <style:background-image/>
      </style:table-cell-properties>
    </style:style>
    <style:style style:name="Táboa5" style:family="table">
      <style:table-properties style:width="17cm" table:align="margins"/>
    </style:style>
    <style:style style:name="Táboa5.A" style:family="table-column">
      <style:table-column-properties style:column-width="17cm" style:rel-column-width="65535*"/>
    </style:style>
    <style:style style:name="Táboa5.A1" style:family="table-cell">
      <style:table-cell-properties style:vertical-align="middle" fo:background-color="#dee6ef" fo:padding="0.097cm" fo:border="0.5pt solid #000000">
        <style:background-image/>
      </style:table-cell-properties>
    </style:style>
    <style:style style:name="Táboa6" style:family="table">
      <style:table-properties style:width="17cm" table:align="margins"/>
    </style:style>
    <style:style style:name="Táboa6.A" style:family="table-column">
      <style:table-column-properties style:column-width="17cm" style:rel-column-width="65535*"/>
    </style:style>
    <style:style style:name="Táboa6.A1" style:family="table-cell">
      <style:table-cell-properties style:vertical-align="middle" fo:background-color="#fff5ce" fo:padding="0.097cm" fo:border="0.5pt solid #000000">
        <style:background-image/>
      </style:table-cell-properties>
    </style:style>
    <style:style style:name="Táboa7" style:family="table">
      <style:table-properties style:width="17cm" table:align="margins"/>
    </style:style>
    <style:style style:name="Táboa7.A" style:family="table-column">
      <style:table-column-properties style:column-width="17cm" style:rel-column-width="65535*"/>
    </style:style>
    <style:style style:name="Táboa7.A1" style:family="table-cell">
      <style:table-cell-properties style:vertical-align="middle" fo:background-color="#dee6ef" fo:padding="0.097cm" fo:border="0.5pt solid #000000">
        <style:background-image/>
      </style:table-cell-properties>
    </style:style>
    <style:style style:name="Táboa8" style:family="table">
      <style:table-properties style:width="17cm" table:align="margins"/>
    </style:style>
    <style:style style:name="Táboa8.A" style:family="table-column">
      <style:table-column-properties style:column-width="17cm" style:rel-column-width="65535*"/>
    </style:style>
    <style:style style:name="Táboa8.A1" style:family="table-cell">
      <style:table-cell-properties style:vertical-align="middle" fo:background-color="#fff5ce" fo:padding="0.097cm" fo:border="0.5pt solid #000000">
        <style:background-image/>
      </style:table-cell-properties>
    </style:style>
    <style:style style:name="Táboa9" style:family="table">
      <style:table-properties style:width="17cm" table:align="margins"/>
    </style:style>
    <style:style style:name="Táboa9.A" style:family="table-column">
      <style:table-column-properties style:column-width="17cm" style:rel-column-width="65535*"/>
    </style:style>
    <style:style style:name="Táboa9.A1" style:family="table-cell">
      <style:table-cell-properties style:vertical-align="middle" fo:background-color="#dee6ef" fo:padding="0.097cm" fo:border="0.5pt solid #000000">
        <style:background-image/>
      </style:table-cell-properties>
    </style:style>
    <style:style style:name="Táboa10" style:family="table">
      <style:table-properties style:width="17cm" table:align="margins"/>
    </style:style>
    <style:style style:name="Táboa10.A" style:family="table-column">
      <style:table-column-properties style:column-width="17cm" style:rel-column-width="65535*"/>
    </style:style>
    <style:style style:name="Táboa10.A1" style:family="table-cell">
      <style:table-cell-properties style:vertical-align="middle" fo:background-color="#fff5ce" fo:padding="0.097cm" fo:border="0.5pt solid #000000">
        <style:background-image/>
      </style:table-cell-properties>
    </style:style>
    <style:style style:name="P1" style:family="paragraph" style:parent-style-name="Standard">
      <loext:graphic-properties draw:fill="none" draw:fill-color="#d3d3d3" draw:fill-gradient-name="gradient" draw:fill-hatch-name="hatch"/>
      <style:paragraph-properties fo:line-height="100%" fo:text-align="center" style:justify-single-word="false" fo:break-before="page" fo:background-color="transparent" fo:padding="0.049cm" fo:border="none" style:join-border="false"/>
      <style:text-properties style:font-name="Calibri" fo:font-size="16pt" fo:font-weight="bold" officeooo:rsid="00420b6f" officeooo:paragraph-rsid="00420b6f" style:font-size-asian="14pt" style:font-weight-asian="bold" style:font-size-complex="16pt" style:font-weight-complex="bold"/>
    </style:style>
    <style:style style:name="P2" style:family="paragraph" style:parent-style-name="Table_20_Contents">
      <style:paragraph-properties fo:text-align="center" style:justify-single-word="false"/>
      <style:text-properties style:font-name="Calibri" fo:font-size="10pt" fo:font-weight="bold" officeooo:rsid="00420b6f" officeooo:paragraph-rsid="00420b6f" style:font-size-asian="10pt" style:font-weight-asian="bold" style:font-size-complex="10pt" style:font-weight-complex="bold"/>
    </style:style>
    <style:style style:name="P3" style:family="paragraph" style:parent-style-name="Standard">
      <loext:graphic-properties draw:fill="none" draw:fill-color="#d3d3d3" draw:fill-gradient-name="gradient" draw:fill-hatch-name="hatch"/>
      <style:paragraph-properties fo:line-height="150%" fo:text-align="justify" style:justify-single-word="false" fo:background-color="transparent" fo:padding="0.049cm" fo:border="none" style:join-border="false"/>
      <style:text-properties style:font-name="Calibri" fo:font-size="2pt" officeooo:rsid="00420b6f" officeooo:paragraph-rsid="00420b6f" style:font-size-asian="1.75pt" style:font-size-complex="2pt"/>
    </style:style>
    <style:style style:name="P4" style:family="paragraph" style:parent-style-name="Text_20_body">
      <style:paragraph-properties fo:margin-top="0cm" fo:margin-bottom="0.3cm" style:contextual-spacing="false" fo:text-align="justify" style:justify-single-word="false"/>
      <style:text-properties style:font-name="Calibri" fo:font-size="12pt" officeooo:rsid="00557cfd" officeooo:paragraph-rsid="00557cfd" style:font-size-asian="10.5pt" style:font-size-complex="12pt"/>
    </style:style>
    <style:style style:name="P5" style:family="paragraph" style:parent-style-name="Text_20_body">
      <style:paragraph-properties fo:margin-top="0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d1c5c" officeooo:paragraph-rsid="006d1c5c" style:font-size-asian="8pt" style:font-size-complex="8pt"/>
    </style:style>
    <style:style style:name="P6" style:family="paragraph" style:parent-style-name="Text_20_body">
      <style:paragraph-properties fo:margin-top="0.199cm" fo:margin-bottom="0cm" style:contextual-spacing="false" fo:text-align="justify" style:justify-single-word="false"/>
      <style:text-properties fo:font-variant="normal" fo:text-transform="none" fo:color="#555555" loext:opacity="100%" style:font-name="Calibri" fo:font-size="8pt" fo:letter-spacing="normal" fo:font-style="normal" fo:font-weight="bold" officeooo:rsid="00596b99" officeooo:paragraph-rsid="00596b99" style:font-size-asian="8pt" style:font-weight-asian="bold" style:font-size-complex="8pt" style:font-weight-complex="bold"/>
    </style:style>
    <style:style style:name="P7" style:family="paragraph" style:parent-style-name="Text_20_body">
      <style:paragraph-properties fo:margin-left="0.499cm" fo:margin-top="0cm" fo:margin-bottom="0.3cm" style:contextual-spacing="false" fo:text-align="justify" style:justify-single-word="false"/>
      <style:text-properties fo:font-variant="normal" fo:text-transform="none" fo:color="#555555" loext:opacity="100%" style:font-name="Calibri" fo:font-size="8pt" fo:letter-spacing="normal" fo:font-style="normal" fo:font-weight="normal" officeooo:rsid="0061f53c" officeooo:paragraph-rsid="006d1c5c" style:font-size-asian="8pt" style:font-size-complex="8pt"/>
    </style:style>
    <style:style style:name="P8" style:family="paragraph" style:parent-style-name="Text_20_body">
      <style:paragraph-properties fo:margin-left="0.499cm" fo:margin-top="0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1f53c" officeooo:paragraph-rsid="006d1c5c" style:font-size-asian="8pt" style:font-size-complex="8pt"/>
    </style:style>
    <style:style style:name="P9" style:family="paragraph" style:parent-style-name="Text_20_body" style:list-style-name="L1">
      <loext:graphic-properties draw:fill="none"/>
      <style:paragraph-properties fo:margin-left="1.401cm" fo:margin-right="0.3cm" fo:margin-top="0cm" fo:margin-bottom="0cm" style:contextual-spacing="false" fo:line-height="115%" fo:text-align="justify" style:justify-single-word="false" fo:text-indent="-0.4cm" style:auto-text-indent="false" fo:background-color="transparent">
        <style:tab-stops>
          <style:tab-stop style:position="0.088cm"/>
        </style:tab-stops>
      </style:paragraph-properties>
      <style:text-properties fo:font-variant="normal" fo:text-transform="none" fo:color="#555555" loext:opacity="100%" style:font-name="Calibri" fo:font-size="7pt" fo:letter-spacing="normal" fo:font-style="normal" fo:font-weight="normal" officeooo:rsid="00a1b16b" officeooo:paragraph-rsid="00928ad3" style:font-size-asian="7pt" style:font-size-complex="7pt"/>
    </style:style>
    <style:style style:name="P10" style:family="paragraph" style:parent-style-name="Text_20_body" style:list-style-name="L1">
      <loext:graphic-properties draw:fill="none"/>
      <style:paragraph-properties fo:margin-left="1.401cm" fo:margin-right="0.3cm" fo:margin-top="0cm" fo:margin-bottom="0cm" style:contextual-spacing="false" fo:line-height="115%" fo:text-align="justify" style:justify-single-word="false" fo:text-indent="-0.4cm" style:auto-text-indent="false" fo:background-color="transparent">
        <style:tab-stops>
          <style:tab-stop style:position="0.088cm"/>
        </style:tab-stops>
      </style:paragraph-properties>
      <style:text-properties officeooo:paragraph-rsid="00ce8d56"/>
    </style:style>
    <style:style style:name="P11" style:family="paragraph" style:parent-style-name="Text_20_body" style:list-style-name="L1">
      <loext:graphic-properties draw:fill="none"/>
      <style:paragraph-properties fo:margin-left="1.401cm" fo:margin-right="0.3cm" fo:margin-top="0cm" fo:margin-bottom="0cm" style:contextual-spacing="false" fo:line-height="115%" fo:text-align="justify" style:justify-single-word="false" fo:text-indent="-0.4cm" style:auto-text-indent="false" fo:background-color="transparent">
        <style:tab-stops>
          <style:tab-stop style:position="0.088cm"/>
        </style:tab-stops>
      </style:paragraph-properties>
      <style:text-properties fo:font-variant="normal" fo:text-transform="none" fo:color="#555555" loext:opacity="100%" style:font-name="Calibri" fo:font-size="7pt" fo:letter-spacing="normal" fo:font-style="normal" fo:font-weight="normal" officeooo:rsid="00ce8d56" officeooo:paragraph-rsid="00ce8d56" style:font-size-asian="7pt" style:font-size-complex="7pt"/>
    </style:style>
    <style:style style:name="P12" style:family="paragraph" style:parent-style-name="Text_20_body">
      <style:paragraph-properties fo:margin-top="0.199cm" fo:margin-bottom="0cm" style:contextual-spacing="false" fo:text-align="justify" style:justify-single-word="false"/>
      <style:text-properties fo:font-variant="normal" fo:text-transform="none" fo:color="#555555" loext:opacity="100%" style:font-name="Calibri" fo:font-size="8pt" fo:letter-spacing="normal" fo:font-style="normal" fo:font-weight="bold" officeooo:rsid="00596b99" officeooo:paragraph-rsid="006d1c5c" style:font-size-asian="8pt" style:font-weight-asian="bold" style:font-size-complex="8pt" style:font-weight-complex="bold"/>
    </style:style>
    <style:style style:name="P13" style:family="paragraph" style:parent-style-name="Text_20_body">
      <style:paragraph-properties fo:margin-left="0.499cm" fo:margin-top="0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e72cf" officeooo:paragraph-rsid="006e72cf" style:font-size-asian="8pt" style:font-size-complex="8pt"/>
    </style:style>
    <style:style style:name="P14" style:family="paragraph" style:parent-style-name="Text_20_body">
      <style:paragraph-properties fo:margin-left="0.499cm" fo:margin-top="0.199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1f53c" officeooo:paragraph-rsid="0061f53c" style:font-size-asian="8pt" style:font-size-complex="8pt"/>
    </style:style>
    <style:style style:name="P15" style:family="paragraph" style:parent-style-name="Table_20_Contents">
      <style:paragraph-properties fo:text-align="center" style:justify-single-word="false"/>
      <style:text-properties style:font-name="Calibri" fo:font-size="8pt" fo:font-weight="bold" officeooo:rsid="0062b635" officeooo:paragraph-rsid="0063b94d" style:font-size-asian="8pt" style:font-weight-asian="bold" style:font-size-complex="8pt" style:font-weight-complex="bold"/>
    </style:style>
    <style:style style:name="P16" style:family="paragraph" style:parent-style-name="Table_20_Contents">
      <style:paragraph-properties fo:text-align="justify" style:justify-single-word="false"/>
      <style:text-properties style:font-name="Calibri" fo:font-size="6pt" officeooo:rsid="00bd199d" officeooo:paragraph-rsid="00bd199d" style:font-size-asian="6pt" style:font-size-complex="6pt"/>
    </style:style>
    <style:style style:name="P17" style:family="paragraph" style:parent-style-name="Table_20_Contents">
      <style:paragraph-properties fo:text-align="justify" style:justify-single-word="false"/>
      <style:text-properties style:font-name="Calibri" fo:font-size="6pt" officeooo:rsid="00bd199d" officeooo:paragraph-rsid="00bf222b" style:font-size-asian="6pt" style:font-size-complex="6pt"/>
    </style:style>
    <style:style style:name="P18" style:family="paragraph" style:parent-style-name="Table_20_Contents">
      <style:paragraph-properties fo:text-align="justify" style:justify-single-word="false"/>
      <style:text-properties style:font-name="Calibri" fo:font-size="6pt" officeooo:rsid="0063b94d" officeooo:paragraph-rsid="0063b94d" style:font-size-asian="6pt" style:font-size-complex="6pt"/>
    </style:style>
    <style:style style:name="P19" style:family="paragraph" style:parent-style-name="Table_20_Contents">
      <style:paragraph-properties fo:text-align="justify" style:justify-single-word="false"/>
      <style:text-properties style:font-name="Calibri" fo:font-size="6pt" officeooo:rsid="00830681" officeooo:paragraph-rsid="00830681" style:font-size-asian="6pt" style:font-size-complex="6pt"/>
    </style:style>
    <style:style style:name="P20" style:family="paragraph" style:parent-style-name="Table_20_Contents">
      <style:paragraph-properties fo:text-align="center" style:justify-single-word="false"/>
      <style:text-properties style:font-name="Calibri" fo:font-size="8pt" fo:font-weight="bold" officeooo:rsid="0062b635" officeooo:paragraph-rsid="00642849" style:font-size-asian="8pt" style:font-weight-asian="bold" style:font-size-complex="8pt" style:font-weight-complex="bold"/>
    </style:style>
    <style:style style:name="P21" style:family="paragraph" style:parent-style-name="Text_20_body">
      <style:paragraph-properties fo:margin-left="0.499cm" fo:margin-top="0.199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1f53c" officeooo:paragraph-rsid="00928ad3" style:font-size-asian="8pt" style:font-size-complex="8pt"/>
    </style:style>
    <style:style style:name="P22" style:family="paragraph" style:parent-style-name="Table_20_Contents">
      <style:paragraph-properties fo:text-align="center" style:justify-single-word="false"/>
      <style:text-properties style:font-name="Calibri" fo:font-size="8pt" fo:font-weight="bold" officeooo:rsid="0062b635" officeooo:paragraph-rsid="00928ad3" style:font-size-asian="8pt" style:font-weight-asian="bold" style:font-size-complex="8pt" style:font-weight-complex="bold"/>
    </style:style>
    <style:style style:name="P23" style:family="paragraph" style:parent-style-name="Table_20_Contents">
      <style:paragraph-properties fo:text-align="justify" style:justify-single-word="false"/>
      <style:text-properties style:font-name="Calibri" fo:font-size="6pt" officeooo:rsid="00beb998" officeooo:paragraph-rsid="00beb998" style:font-size-asian="6pt" style:font-size-complex="6pt"/>
    </style:style>
    <style:style style:name="P24" style:family="paragraph" style:parent-style-name="Table_20_Contents">
      <style:paragraph-properties fo:text-align="justify" style:justify-single-word="false"/>
      <style:text-properties style:font-name="Calibri" fo:font-size="6pt" officeooo:rsid="00beb998" officeooo:paragraph-rsid="00bf222b" style:font-size-asian="6pt" style:font-size-complex="6pt"/>
    </style:style>
    <style:style style:name="P25" style:family="paragraph" style:parent-style-name="Standard">
      <style:text-properties style:font-name="Calibri" fo:font-size="6pt" officeooo:rsid="00beb998" officeooo:paragraph-rsid="00beb998" style:font-size-asian="5.25pt" style:font-size-complex="6pt"/>
    </style:style>
    <style:style style:name="P26" style:family="paragraph" style:parent-style-name="Text_20_body">
      <style:paragraph-properties fo:margin-left="0.499cm" fo:margin-top="0.199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1f53c" officeooo:paragraph-rsid="007631da" style:font-size-asian="8pt" style:font-size-complex="8pt"/>
    </style:style>
    <style:style style:name="P27" style:family="paragraph" style:parent-style-name="Table_20_Contents">
      <style:paragraph-properties fo:text-align="center" style:justify-single-word="false"/>
      <style:text-properties style:font-name="Calibri" fo:font-size="8pt" fo:font-weight="bold" officeooo:rsid="0062b635" officeooo:paragraph-rsid="007631da" style:font-size-asian="8pt" style:font-weight-asian="bold" style:font-size-complex="8pt" style:font-weight-complex="bold"/>
    </style:style>
    <style:style style:name="P28" style:family="paragraph" style:parent-style-name="Table_20_Contents">
      <style:paragraph-properties fo:text-align="justify" style:justify-single-word="false"/>
      <style:text-properties style:font-name="Calibri" fo:font-size="6pt" officeooo:rsid="00bf222b" officeooo:paragraph-rsid="00bf222b" style:font-size-asian="6pt" style:font-size-complex="6pt"/>
    </style:style>
    <style:style style:name="P29" style:family="paragraph" style:parent-style-name="Table_20_Contents">
      <style:paragraph-properties fo:text-align="justify" style:justify-single-word="false"/>
      <style:text-properties style:font-name="Calibri" fo:font-size="6pt" officeooo:rsid="0062b635" officeooo:paragraph-rsid="007631da" style:font-size-asian="6pt" style:font-size-complex="6pt"/>
    </style:style>
    <style:style style:name="P30" style:family="paragraph" style:parent-style-name="Table_20_Contents">
      <style:paragraph-properties fo:text-align="justify" style:justify-single-word="false"/>
      <style:text-properties style:font-name="Calibri" fo:font-size="6pt" officeooo:rsid="008bbe6b" officeooo:paragraph-rsid="008bbe6b" style:font-size-asian="6pt" style:font-size-complex="6pt"/>
    </style:style>
    <style:style style:name="P31" style:family="paragraph" style:parent-style-name="Standard">
      <style:text-properties style:font-name="Calibri" fo:font-size="6pt" officeooo:rsid="00bf222b" officeooo:paragraph-rsid="00bf222b" style:font-size-asian="5.25pt" style:font-size-complex="6pt"/>
    </style:style>
    <style:style style:name="P32" style:family="paragraph" style:parent-style-name="Text_20_body">
      <style:paragraph-properties fo:margin-left="0.499cm" fo:margin-top="0.199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1f53c" officeooo:paragraph-rsid="00b5021b" style:font-size-asian="8pt" style:font-size-complex="8pt"/>
    </style:style>
    <style:style style:name="P33" style:family="paragraph" style:parent-style-name="Table_20_Contents">
      <style:paragraph-properties fo:text-align="center" style:justify-single-word="false"/>
      <style:text-properties style:font-name="Calibri" fo:font-size="8pt" fo:font-weight="bold" officeooo:rsid="0062b635" officeooo:paragraph-rsid="00b5021b" style:font-size-asian="8pt" style:font-weight-asian="bold" style:font-size-complex="8pt" style:font-weight-complex="bold"/>
    </style:style>
    <style:style style:name="P34" style:family="paragraph" style:parent-style-name="Table_20_Contents">
      <style:paragraph-properties fo:text-align="justify" style:justify-single-word="false"/>
      <style:text-properties style:font-name="Calibri" fo:font-size="6pt" officeooo:rsid="00c2eb5c" officeooo:paragraph-rsid="00c2eb5c" style:font-size-asian="6pt" style:font-size-complex="6pt"/>
    </style:style>
    <style:style style:name="P35" style:family="paragraph" style:parent-style-name="Table_20_Contents">
      <style:paragraph-properties fo:text-align="justify" style:justify-single-word="false"/>
      <style:text-properties style:font-name="Calibri" fo:font-size="6pt" officeooo:rsid="00c4a538" officeooo:paragraph-rsid="00c4a538" style:font-size-asian="6pt" style:font-size-complex="6pt"/>
    </style:style>
    <style:style style:name="P36" style:family="paragraph" style:parent-style-name="Standard">
      <style:text-properties style:font-name="Calibri" fo:font-size="6pt" officeooo:rsid="00c4a538" officeooo:paragraph-rsid="00c4a538" style:font-size-asian="5.25pt" style:font-size-complex="6pt"/>
    </style:style>
    <style:style style:name="P37" style:family="paragraph" style:parent-style-name="Text_20_body">
      <style:paragraph-properties fo:margin-left="0.499cm" fo:margin-top="0.199cm" fo:margin-bottom="0cm" style:contextual-spacing="false" fo:text-align="justify" style:justify-single-word="false"/>
      <style:text-properties fo:color="#555555" loext:opacity="100%" style:font-name="Calibri" fo:font-size="8pt" fo:font-weight="normal" officeooo:rsid="0061f53c" officeooo:paragraph-rsid="00b5021b" style:font-size-asian="8pt" style:font-size-complex="8pt"/>
    </style:style>
    <style:style style:name="P38" style:family="paragraph" style:parent-style-name="Table_20_Contents">
      <style:paragraph-properties fo:text-align="center" style:justify-single-word="false"/>
      <style:text-properties style:font-name="Calibri" fo:font-size="8pt" fo:font-weight="bold" officeooo:rsid="0062b635" officeooo:paragraph-rsid="007bbd55" style:font-size-asian="8pt" style:font-weight-asian="bold" style:font-size-complex="8pt" style:font-weight-complex="bold"/>
    </style:style>
    <style:style style:name="P39" style:family="paragraph" style:parent-style-name="Table_20_Contents">
      <style:paragraph-properties fo:text-align="justify" style:justify-single-word="false"/>
      <style:text-properties style:font-name="Calibri" fo:font-size="6pt" officeooo:rsid="00c5cb34" officeooo:paragraph-rsid="00c5cb34" style:font-size-asian="6pt" style:font-size-complex="6pt"/>
    </style:style>
    <style:style style:name="P40" style:family="paragraph" style:parent-style-name="Standard">
      <style:text-properties style:font-name="Calibri" fo:font-size="6pt" officeooo:rsid="00c726c6" officeooo:paragraph-rsid="00c726c6" style:font-size-asian="5.25pt" style:font-size-complex="6pt"/>
    </style:style>
    <style:style style:name="P41" style:family="paragraph" style:parent-style-name="Table_20_Contents">
      <style:paragraph-properties fo:text-align="justify" style:justify-single-word="false"/>
      <style:text-properties style:font-name="Calibri" fo:font-size="6pt" officeooo:rsid="00c726c6" officeooo:paragraph-rsid="00c726c6" style:font-size-asian="6pt" style:font-size-complex="6pt"/>
    </style:style>
    <style:style style:name="P42" style:family="paragraph" style:parent-style-name="Text_20_body">
      <style:paragraph-properties fo:margin-left="0.499cm" fo:margin-top="0.199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1f53c" officeooo:paragraph-rsid="007bbd55" style:font-size-asian="8pt" style:font-size-complex="8pt"/>
    </style:style>
    <style:style style:name="P43" style:family="paragraph" style:parent-style-name="Table_20_Contents">
      <style:paragraph-properties fo:text-align="center" style:justify-single-word="false"/>
      <style:text-properties style:font-name="Calibri" fo:font-size="8pt" fo:font-weight="bold" officeooo:rsid="0062b635" officeooo:paragraph-rsid="007725b6" style:font-size-asian="8pt" style:font-weight-asian="bold" style:font-size-complex="8pt" style:font-weight-complex="bold"/>
    </style:style>
    <style:style style:name="P44" style:family="paragraph" style:parent-style-name="Table_20_Contents">
      <style:paragraph-properties fo:text-align="justify" style:justify-single-word="false"/>
      <style:text-properties style:font-name="Calibri" fo:font-size="6pt" officeooo:rsid="00c92da8" officeooo:paragraph-rsid="00c92da8" style:font-size-asian="6pt" style:font-size-complex="6pt"/>
    </style:style>
    <style:style style:name="P45" style:family="paragraph" style:parent-style-name="Table_20_Contents">
      <style:paragraph-properties fo:text-align="justify" style:justify-single-word="false"/>
      <style:text-properties style:font-name="Calibri" fo:font-size="6pt" officeooo:rsid="00c9c598" officeooo:paragraph-rsid="00c9c598" style:font-size-asian="6pt" style:font-size-complex="6pt"/>
    </style:style>
    <style:style style:name="P46" style:family="paragraph" style:parent-style-name="Standard">
      <style:text-properties style:font-name="Calibri" fo:font-size="6pt" officeooo:rsid="00c9c598" officeooo:paragraph-rsid="00c9c598" style:font-size-asian="5.25pt" style:font-size-complex="6pt"/>
    </style:style>
    <style:style style:name="P47" style:family="paragraph" style:parent-style-name="Table_20_Contents">
      <style:paragraph-properties fo:text-align="justify" style:justify-single-word="false"/>
      <style:text-properties style:font-name="Calibri" fo:font-size="6pt" officeooo:rsid="00cb475c" officeooo:paragraph-rsid="00cb475c" style:font-size-asian="6pt" style:font-size-complex="6pt"/>
    </style:style>
    <style:style style:name="P48" style:family="paragraph" style:parent-style-name="Table_20_Contents">
      <style:paragraph-properties fo:text-align="justify" style:justify-single-word="false"/>
      <style:text-properties style:font-name="Calibri" fo:font-size="6pt" officeooo:rsid="00c5cb34" officeooo:paragraph-rsid="00c9c598" style:font-size-asian="6pt" style:font-size-complex="6pt"/>
    </style:style>
    <style:style style:name="P49" style:family="paragraph" style:parent-style-name="Text_20_body">
      <style:paragraph-properties fo:margin-left="0.499cm" fo:margin-top="0.199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61f53c" officeooo:paragraph-rsid="00a0cdf8" style:font-size-asian="8pt" style:font-size-complex="8pt"/>
    </style:style>
    <style:style style:name="P50" style:family="paragraph" style:parent-style-name="Table_20_Contents">
      <style:paragraph-properties fo:text-align="center" style:justify-single-word="false"/>
      <style:text-properties style:font-name="Calibri" fo:font-size="8pt" fo:font-weight="bold" officeooo:rsid="0062b635" officeooo:paragraph-rsid="00a0cdf8" style:font-size-asian="8pt" style:font-weight-asian="bold" style:font-size-complex="8pt" style:font-weight-complex="bold"/>
    </style:style>
    <style:style style:name="P51" style:family="paragraph" style:parent-style-name="Table_20_Contents">
      <style:paragraph-properties fo:text-align="justify" style:justify-single-word="false"/>
      <style:text-properties style:font-name="Calibri" fo:font-size="6pt" officeooo:rsid="00cd97d3" officeooo:paragraph-rsid="00cd97d3" style:font-size-asian="6pt" style:font-size-complex="6pt"/>
    </style:style>
    <style:style style:name="P52" style:family="paragraph" style:parent-style-name="Table_20_Contents">
      <style:paragraph-properties fo:text-align="justify" style:justify-single-word="false"/>
      <style:text-properties style:font-name="Calibri" fo:font-size="6pt" officeooo:rsid="00ccd62b" officeooo:paragraph-rsid="00ccd62b" style:font-size-asian="6pt" style:font-size-complex="6pt"/>
    </style:style>
    <style:style style:name="P53" style:family="paragraph" style:parent-style-name="Standard">
      <style:text-properties style:font-name="Calibri" fo:font-size="6pt" officeooo:rsid="00ccd62b" officeooo:paragraph-rsid="00ccd62b" style:font-size-asian="5.25pt" style:font-size-complex="6pt"/>
    </style:style>
    <style:style style:name="P54" style:family="paragraph" style:parent-style-name="Table_20_Contents">
      <style:paragraph-properties fo:text-align="justify" style:justify-single-word="false"/>
      <style:text-properties style:font-name="Calibri" fo:font-size="6pt" officeooo:rsid="00ccce70" officeooo:paragraph-rsid="00ccce70" style:font-size-asian="6pt" style:font-size-complex="6pt"/>
    </style:style>
    <style:style style:name="P55" style:family="paragraph" style:parent-style-name="Table_20_Contents">
      <style:paragraph-properties fo:text-align="justify" style:justify-single-word="false"/>
      <style:text-properties style:font-name="Calibri" fo:font-size="6pt" officeooo:rsid="0062b635" officeooo:paragraph-rsid="00a0cdf8" style:font-size-asian="6pt" style:font-size-complex="6pt"/>
    </style:style>
    <style:style style:name="P56" style:family="paragraph" style:parent-style-name="Text_20_body">
      <style:paragraph-properties fo:margin-top="0.199cm" fo:margin-bottom="0cm" style:contextual-spacing="false" fo:text-align="justify" style:justify-single-word="false"/>
      <style:text-properties fo:color="#555555" loext:opacity="100%" style:font-name="Calibri" fo:font-size="8pt" fo:font-weight="bold" officeooo:rsid="00596b99" officeooo:paragraph-rsid="00596b99" style:font-size-asian="8pt" style:font-size-complex="8pt"/>
    </style:style>
    <style:style style:name="P57" style:family="paragraph" style:parent-style-name="Text_20_body">
      <style:paragraph-properties fo:margin-left="0.499cm" fo:margin-top="0cm" fo:margin-bottom="0cm" style:contextual-spacing="false" fo:text-align="justify" style:justify-single-word="false"/>
      <style:text-properties fo:font-variant="normal" fo:text-transform="none" fo:color="#555555" loext:opacity="100%" style:font-name="Calibri" fo:font-size="8pt" fo:letter-spacing="normal" fo:font-style="normal" fo:font-weight="normal" officeooo:rsid="005aa800" officeooo:paragraph-rsid="005aa800" style:font-size-asian="8pt" style:font-size-complex="8pt"/>
    </style:style>
    <style:style style:name="P58" style:family="paragraph" style:parent-style-name="Table_20_Contents">
      <style:paragraph-properties fo:text-align="center" style:justify-single-word="false"/>
      <style:text-properties style:font-name="Calibri" fo:font-size="10pt" fo:font-weight="bold" officeooo:rsid="00420b6f" officeooo:paragraph-rsid="0045b236" style:font-size-asian="10pt" style:font-weight-asian="bold" style:font-size-complex="10pt" style:font-weight-complex="bold"/>
    </style:style>
    <style:style style:name="P59" style:family="paragraph" style:parent-style-name="Standard">
      <loext:graphic-properties draw:fill="none" draw:fill-color="#d3d3d3" draw:fill-gradient-name="gradient" draw:fill-hatch-name="hatch"/>
      <style:paragraph-properties fo:line-height="150%" fo:text-align="justify" style:justify-single-word="false" fo:background-color="transparent" fo:padding="0.049cm" fo:border="none" style:join-border="false"/>
      <style:text-properties style:font-name="Calibri" fo:font-size="2pt" officeooo:rsid="00420b6f" officeooo:paragraph-rsid="0045b236" style:font-size-asian="1.75pt" style:font-size-complex="2pt"/>
    </style:style>
    <style:style style:name="P60" style:family="paragraph" style:parent-style-name="Text_20_body" style:list-style-name="L2">
      <style:paragraph-properties fo:margin-top="0cm" fo:margin-bottom="0cm" style:contextual-spacing="false" fo:text-align="justify" style:justify-single-word="false">
        <style:tab-stops>
          <style:tab-stop style:position="-1.27cm"/>
          <style:tab-stop style:position="0cm"/>
          <style:tab-stop style:position="10.73cm"/>
        </style:tab-stops>
      </style:paragraph-properties>
      <style:text-properties fo:font-variant="normal" fo:text-transform="none" fo:color="#555555" loext:opacity="100%" style:font-name="Calibri" fo:font-size="8pt" fo:letter-spacing="normal" fo:font-style="normal" fo:font-weight="normal" officeooo:rsid="0045b236" officeooo:paragraph-rsid="0045b236" style:font-size-asian="8pt" style:font-size-complex="8pt"/>
    </style:style>
    <style:style style:name="P61" style:family="paragraph" style:parent-style-name="Text_20_body" style:list-style-name="L2">
      <style:paragraph-properties fo:margin-top="0cm" fo:margin-bottom="0cm" style:contextual-spacing="false" fo:text-align="justify" style:justify-single-word="false">
        <style:tab-stops>
          <style:tab-stop style:position="-1.27cm"/>
          <style:tab-stop style:position="0cm"/>
          <style:tab-stop style:position="10.73cm"/>
        </style:tab-stops>
      </style:paragraph-properties>
      <style:text-properties fo:font-variant="normal" fo:text-transform="none" fo:color="#555555" loext:opacity="100%" style:font-name="Calibri" fo:font-size="7pt" fo:letter-spacing="normal" fo:font-style="normal" fo:font-weight="normal" officeooo:rsid="00603fd2" officeooo:paragraph-rsid="00603fd2" style:font-size-asian="7pt" style:font-size-complex="7pt"/>
    </style:style>
    <style:style style:name="P62" style:family="paragraph" style:parent-style-name="Text_20_body">
      <style:paragraph-properties fo:margin-top="0cm" fo:margin-bottom="0cm" style:contextual-spacing="false" fo:text-align="center" style:justify-single-word="false">
        <style:tab-stops>
          <style:tab-stop style:position="11.755cm"/>
        </style:tab-stops>
      </style:paragraph-properties>
      <style:text-properties fo:font-variant="normal" fo:text-transform="none" fo:color="#555555" loext:opacity="100%" style:font-name="Calibri" fo:font-size="8pt" fo:letter-spacing="normal" fo:font-style="normal" fo:font-weight="bold" officeooo:rsid="0045b236" officeooo:paragraph-rsid="0045b236" style:font-size-asian="8pt" style:font-weight-asian="bold" style:font-size-complex="8pt" style:font-weight-complex="bold"/>
    </style:style>
    <style:style style:name="P63" style:family="paragraph" style:parent-style-name="Standard">
      <loext:graphic-properties draw:fill="none" draw:fill-color="#d3d3d3" draw:fill-gradient-name="gradient" draw:fill-hatch-name="hatch"/>
      <style:paragraph-properties fo:line-height="150%" fo:text-align="justify" style:justify-single-word="false" fo:background-color="transparent" fo:padding="0.049cm" fo:border="none" style:join-border="false"/>
      <style:text-properties style:font-name="Calibri" fo:font-size="2pt" officeooo:rsid="00420b6f" officeooo:paragraph-rsid="00489b17" style:font-size-asian="1.75pt" style:font-size-complex="2pt"/>
    </style:style>
    <style:style style:name="P64" style:family="paragraph" style:parent-style-name="Text_20_body" style:list-style-name="L2">
      <style:paragraph-properties fo:margin-top="0cm" fo:margin-bottom="0cm" style:contextual-spacing="false" fo:text-align="justify" style:justify-single-word="false">
        <style:tab-stops>
          <style:tab-stop style:position="-1.27cm"/>
          <style:tab-stop style:position="0cm"/>
          <style:tab-stop style:position="10.73cm"/>
        </style:tab-stops>
      </style:paragraph-properties>
      <style:text-properties fo:font-variant="normal" fo:text-transform="none" fo:color="#555555" loext:opacity="100%" style:font-name="Calibri" fo:font-size="8pt" fo:letter-spacing="normal" fo:font-style="normal" fo:font-weight="normal" officeooo:rsid="00489b17" officeooo:paragraph-rsid="00489b17" style:font-size-asian="8pt" style:font-size-complex="8pt"/>
    </style:style>
    <style:style style:name="P65" style:family="paragraph" style:parent-style-name="Text_20_body" style:list-style-name="L2">
      <style:paragraph-properties fo:margin-top="0cm" fo:margin-bottom="0cm" style:contextual-spacing="false" fo:text-align="justify" style:justify-single-word="false">
        <style:tab-stops>
          <style:tab-stop style:position="-1.27cm"/>
          <style:tab-stop style:position="0cm"/>
          <style:tab-stop style:position="10.73cm"/>
        </style:tab-stops>
      </style:paragraph-properties>
      <style:text-properties fo:font-variant="normal" fo:text-transform="none" fo:color="#555555" loext:opacity="100%" style:font-name="Calibri" fo:font-size="8pt" fo:letter-spacing="normal" fo:font-style="normal" fo:font-weight="normal" officeooo:rsid="0052e7b1" officeooo:paragraph-rsid="0052e7b1" style:font-size-asian="8pt" style:font-size-complex="8pt"/>
    </style:style>
    <style:style style:name="P66" style:family="paragraph" style:parent-style-name="Table_20_Contents">
      <style:paragraph-properties fo:text-align="center" style:justify-single-word="false"/>
      <style:text-properties style:font-name="Calibri" fo:font-size="10pt" fo:font-weight="bold" officeooo:rsid="00420b6f" officeooo:paragraph-rsid="00489b17" style:font-size-asian="10pt" style:font-weight-asian="bold" style:font-size-complex="10pt" style:font-weight-complex="bold"/>
    </style:style>
    <style:style style:name="P67" style:family="paragraph" style:parent-style-name="Standard">
      <loext:graphic-properties draw:fill="none" draw:fill-color="#d3d3d3" draw:fill-gradient-name="gradient" draw:fill-hatch-name="hatch"/>
      <style:paragraph-properties fo:line-height="150%" fo:text-align="justify" style:justify-single-word="false" fo:background-color="transparent" fo:padding="0.049cm" fo:border="none" style:join-border="false"/>
      <style:text-properties style:font-name="Calibri" fo:font-size="2pt" officeooo:rsid="00420b6f" officeooo:paragraph-rsid="004a73ec" style:font-size-asian="1.75pt" style:font-size-complex="2pt"/>
    </style:style>
    <style:style style:name="P68" style:family="paragraph" style:parent-style-name="Text_20_body" style:list-style-name="L2">
      <style:paragraph-properties fo:margin-top="0cm" fo:margin-bottom="0cm" style:contextual-spacing="false" fo:text-align="justify" style:justify-single-word="false">
        <style:tab-stops>
          <style:tab-stop style:position="-1.27cm"/>
          <style:tab-stop style:position="0cm"/>
          <style:tab-stop style:position="10.73cm"/>
        </style:tab-stops>
      </style:paragraph-properties>
      <style:text-properties fo:font-variant="normal" fo:text-transform="none" fo:color="#555555" loext:opacity="100%" style:font-name="Calibri" fo:font-size="8pt" fo:letter-spacing="normal" fo:font-style="normal" fo:font-weight="normal" officeooo:rsid="0052e7b1" officeooo:paragraph-rsid="0052e7b1"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style:font-name="Calibri" fo:font-size="10pt" fo:font-weight="bold" officeooo:rsid="00420b6f" officeooo:paragraph-rsid="004a73ec" style:font-size-asian="10pt" style:font-weight-asian="bold" style:font-size-complex="10pt" style:font-weight-complex="bold"/>
    </style:style>
    <style:style style:name="P70" style:family="paragraph" style:parent-style-name="Text_20_body" style:list-style-name="L2">
      <style:paragraph-properties fo:margin-top="0cm" fo:margin-bottom="0cm" style:contextual-spacing="false" fo:text-align="justify" style:justify-single-word="false">
        <style:tab-stops>
          <style:tab-stop style:position="-1.27cm"/>
          <style:tab-stop style:position="0cm"/>
          <style:tab-stop style:position="10.73cm"/>
        </style:tab-stops>
      </style:paragraph-properties>
      <style:text-properties fo:font-variant="normal" fo:text-transform="none" fo:color="#555555" loext:opacity="100%" style:font-name="Calibri" fo:font-size="8pt" fo:letter-spacing="normal" fo:font-style="normal" fo:font-weight="normal" officeooo:rsid="004bedd6" officeooo:paragraph-rsid="004bedd6" style:font-size-asian="8pt" style:font-size-complex="8pt"/>
    </style:style>
    <style:style style:name="P71" style:family="paragraph" style:parent-style-name="Text_20_body">
      <style:paragraph-properties fo:margin-top="0cm" fo:margin-bottom="0cm" style:contextual-spacing="false" fo:text-align="center" style:justify-single-word="false">
        <style:tab-stops>
          <style:tab-stop style:position="-1.27cm"/>
          <style:tab-stop style:position="0cm"/>
          <style:tab-stop style:position="10.73cm"/>
        </style:tab-stops>
      </style:paragraph-properties>
      <style:text-properties fo:font-variant="normal" fo:text-transform="none" fo:color="#555555" loext:opacity="100%" style:font-name="Calibri" fo:font-size="8pt" fo:letter-spacing="normal" fo:font-style="normal" fo:font-weight="bold" officeooo:rsid="004d1803" officeooo:paragraph-rsid="004d1803" style:font-size-asian="8pt" style:font-weight-asian="bold" style:font-size-complex="8pt" style:font-weight-complex="bold"/>
    </style:style>
    <style:style style:name="T1" style:family="text">
      <style:text-properties fo:font-variant="normal" fo:text-transform="none" fo:color="#555555" loext:opacity="100%" fo:font-size="8pt" fo:letter-spacing="normal" fo:font-style="normal" fo:font-weight="normal" style:font-size-asian="8pt" style:font-size-complex="8pt"/>
    </style:style>
    <style:style style:name="T2" style:family="text">
      <style:text-properties fo:font-variant="normal" fo:text-transform="none" fo:color="#555555" loext:opacity="100%" fo:font-size="8pt" fo:letter-spacing="normal" fo:font-style="normal" fo:font-weight="normal" officeooo:rsid="006d1c5c" style:font-size-asian="8pt" style:font-size-complex="8pt"/>
    </style:style>
    <style:style style:name="T3" style:family="text">
      <style:text-properties fo:font-variant="normal" fo:text-transform="none" fo:color="#555555" loext:opacity="100%" fo:font-size="8pt" fo:letter-spacing="normal" fo:font-style="normal" fo:font-weight="bold" style:font-size-asian="8pt" style:font-weight-asian="bold" style:font-size-complex="8pt" style:font-weight-complex="bold"/>
    </style:style>
    <style:style style:name="T4" style:family="text">
      <style:text-properties fo:font-variant="normal" fo:text-transform="none" fo:color="#555555" loext:opacity="100%" fo:font-size="8pt" fo:letter-spacing="normal" fo:font-style="normal" fo:font-weight="normal" officeooo:rsid="005772c3" style:font-size-asian="8pt" style:font-size-complex="8pt"/>
    </style:style>
    <style:style style:name="T5" style:family="text">
      <style:text-properties fo:font-variant="normal" fo:text-transform="none" fo:color="#555555" loext:opacity="100%" fo:font-size="8pt" fo:letter-spacing="normal" fo:font-style="normal" fo:font-weight="bold" officeooo:rsid="005772c3" style:font-size-asian="8pt" style:font-weight-asian="bold" style:font-size-complex="8pt" style:font-weight-complex="bold"/>
    </style:style>
    <style:style style:name="T6" style:family="text">
      <style:text-properties officeooo:rsid="00b00e34"/>
    </style:style>
    <style:style style:name="T7" style:family="text">
      <style:text-properties fo:font-weight="bold" officeooo:rsid="00bba09f" style:font-weight-asian="bold" style:font-weight-complex="bold"/>
    </style:style>
    <style:style style:name="T8" style:family="text">
      <style:text-properties fo:font-weight="bold" style:font-weight-asian="bold" style:font-weight-complex="bold"/>
    </style:style>
    <style:style style:name="T9" style:family="text">
      <style:text-properties officeooo:rsid="006d1c5c"/>
    </style:style>
    <style:style style:name="T10" style:family="text">
      <style:text-properties officeooo:rsid="00ce8d56"/>
    </style:style>
    <style:style style:name="T11" style:family="text">
      <style:text-properties fo:font-weight="bold" officeooo:rsid="00ce8d56" style:font-weight-asian="bold" style:font-weight-complex="bold"/>
    </style:style>
    <style:style style:name="T12" style:family="text">
      <style:text-properties fo:font-variant="normal" fo:text-transform="none" fo:color="#555555" loext:opacity="100%" style:font-name="Calibri" fo:font-size="7pt" fo:letter-spacing="normal" fo:font-style="normal" fo:font-weight="normal" officeooo:rsid="00ce8d56" style:font-size-asian="7pt" style:font-size-complex="7pt"/>
    </style:style>
    <style:style style:name="T13" style:family="text">
      <style:text-properties fo:font-variant="normal" fo:text-transform="none" fo:color="#555555" loext:opacity="100%" style:font-name="Calibri" fo:font-size="7pt" fo:letter-spacing="normal" fo:font-style="normal" fo:font-weight="bold" officeooo:rsid="00ce8d56" style:font-size-asian="7pt" style:font-weight-asian="bold" style:font-size-complex="7pt"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bd199d" style:font-weight-asian="bold" style:font-weight-complex="bold"/>
    </style:style>
    <style:style style:name="T16" style:family="text">
      <style:text-properties officeooo:rsid="00830681"/>
    </style:style>
    <style:style style:name="T17" style:family="text">
      <style:text-properties officeooo:rsid="00bd199d"/>
    </style:style>
    <style:style style:name="T18" style:family="text">
      <style:text-properties officeooo:rsid="0062b635"/>
    </style:style>
    <style:style style:name="T19" style:family="text">
      <style:text-properties officeooo:rsid="0086ba3d"/>
    </style:style>
    <style:style style:name="T20" style:family="text">
      <style:text-properties officeooo:rsid="00b39656"/>
    </style:style>
    <style:style style:name="T21" style:family="text">
      <style:text-properties officeooo:rsid="0084d40e"/>
    </style:style>
    <style:style style:name="T22" style:family="text">
      <style:text-properties officeooo:rsid="00beb998"/>
    </style:style>
    <style:style style:name="T23" style:family="text">
      <style:text-properties style:text-underline-style="solid" style:text-underline-width="auto" style:text-underline-color="font-color" fo:font-weight="bold" officeooo:rsid="00bf222b" style:font-weight-asian="bold" style:font-weight-complex="bold"/>
    </style:style>
    <style:style style:name="T24" style:family="text">
      <style:text-properties officeooo:rsid="008bbe6b"/>
    </style:style>
    <style:style style:name="T25" style:family="text">
      <style:text-properties officeooo:rsid="00bf222b"/>
    </style:style>
    <style:style style:name="T26" style:family="text">
      <style:text-properties style:text-underline-style="solid" style:text-underline-width="auto" style:text-underline-color="font-color" fo:font-weight="bold" officeooo:rsid="00c11327" style:font-weight-asian="bold" style:font-weight-complex="bold"/>
    </style:style>
    <style:style style:name="T27" style:family="text">
      <style:text-properties officeooo:rsid="007631da"/>
    </style:style>
    <style:style style:name="T28" style:family="text">
      <style:text-properties officeooo:rsid="008c7052"/>
    </style:style>
    <style:style style:name="T29" style:family="text">
      <style:text-properties officeooo:rsid="00c2eb5c"/>
    </style:style>
    <style:style style:name="T30" style:family="text">
      <style:text-properties officeooo:rsid="00c4a538"/>
    </style:style>
    <style:style style:name="T31"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32" style:family="text">
      <style:text-properties fo:font-variant="normal" fo:text-transform="none" fo:letter-spacing="normal" fo:font-style="normal" style:text-underline-style="solid" style:text-underline-width="auto" style:text-underline-color="font-color" fo:font-weight="bold" officeooo:rsid="00c11327" style:font-weight-asian="bold" style:font-weight-complex="bold"/>
    </style:style>
    <style:style style:name="T33" style:family="text">
      <style:text-properties fo:font-variant="normal" fo:text-transform="none" fo:letter-spacing="normal" fo:font-style="normal"/>
    </style:style>
    <style:style style:name="T34" style:family="text">
      <style:text-properties fo:font-variant="normal" fo:text-transform="none" fo:letter-spacing="normal" fo:font-style="normal" officeooo:rsid="007725b6"/>
    </style:style>
    <style:style style:name="T35" style:family="text">
      <style:text-properties fo:font-variant="normal" fo:text-transform="none" fo:letter-spacing="normal" fo:font-style="normal" officeooo:rsid="00c2eb5c"/>
    </style:style>
    <style:style style:name="T36" style:family="text">
      <style:text-properties officeooo:rsid="00cb475c"/>
    </style:style>
    <style:style style:name="T37" style:family="text">
      <style:text-properties officeooo:rsid="007725b6"/>
    </style:style>
    <style:style style:name="T38" style:family="text">
      <style:text-properties officeooo:rsid="007e03f7"/>
    </style:style>
    <style:style style:name="T39" style:family="text">
      <style:text-properties officeooo:rsid="00cd97d3"/>
    </style:style>
    <style:style style:name="T40" style:family="text">
      <style:text-properties fo:font-variant="normal" fo:text-transform="none" fo:letter-spacing="normal" fo:font-style="normal" officeooo:rsid="00ad3a34" style:font-weight-asian="bold" style:font-weight-complex="bold"/>
    </style:style>
    <style:style style:name="T41" style:family="text">
      <style:text-properties fo:font-variant="normal" fo:text-transform="none" fo:letter-spacing="normal" fo:font-style="normal" style:font-weight-asian="bold" style:font-weight-complex="bold"/>
    </style:style>
    <style:style style:name="T42" style:family="text">
      <style:text-properties officeooo:rsid="0045b236"/>
    </style:style>
    <style:style style:name="T43" style:family="text">
      <style:text-properties fo:font-weight="bold" officeooo:rsid="0052e7b1" style:font-weight-asian="bold" style:font-weight-complex="bold"/>
    </style:style>
    <style:style style:name="T44" style:family="text">
      <style:text-properties officeooo:rsid="00b86f7b"/>
    </style:style>
    <style:style style:name="T45" style:family="text">
      <style:text-properties officeooo:rsid="0052e7b1"/>
    </style:style>
    <style:style style:name="T46" style:family="text">
      <style:text-properties fo:font-weight="bold" officeooo:rsid="00b86f7b" style:font-weight-asian="bold" style:font-weight-complex="bold"/>
    </style:style>
    <style:style style:name="T47" style:family="text">
      <style:text-properties officeooo:rsid="00473204"/>
    </style:style>
    <style:style style:name="T48" style:family="text">
      <style:text-properties officeooo:rsid="0049239d"/>
    </style:style>
    <style:style style:name="T49" style:family="text">
      <style:text-properties officeooo:rsid="004a73ec"/>
    </style:style>
    <style:style style:name="T50" style:family="text">
      <style:text-properties officeooo:rsid="004d1803"/>
    </style:style>
    <style:style style:name="T51" style:family="text">
      <style:text-properties fo:font-weight="bold" officeooo:rsid="004d1803" style:font-weight-asian="bold" style:font-weight-complex="bold"/>
    </style:style>
    <style:style style:name="T52" style:family="text">
      <style:text-properties fo:font-weight="bold" officeooo:rsid="004e2278" style:font-weight-asian="bold" style:font-weight-complex="bold"/>
    </style:style>
    <style:style style:name="T53" style:family="text">
      <style:text-properties officeooo:rsid="004e227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talles de la tarea de la unidad.</text:p>
      <table:table table:name="Táboa1" table:style-name="Táboa1">
        <table:table-column table:style-name="Táboa1.A"/>
        <table:table-row>
          <table:table-cell table:style-name="Táboa1.A1" office:value-type="string">
            <text:p text:style-name="P2">Enunciado.</text:p>
          </table:table-cell>
        </table:table-row>
      </table:table>
      <text:p text:style-name="P3"/>
      <table:table table:name="Táboa2" table:style-name="Táboa2">
        <table:table-column table:style-name="Táboa2.A"/>
        <table:table-row>
          <table:table-cell table:style-name="Táboa2.A1" office:value-type="string">
            <text:p text:style-name="P4"><text:span text:style-name="T1">Realiza </text:span><text:span text:style-name="T2">este</text:span><text:span text:style-name="T1"> ejercicio en la Hoja de trabajo </text:span><text:span text:style-name="T3">SQLDeveloper</text:span><text:span text:style-name="T1"> o desde </text:span><text:span text:style-name="T3">SQLPlus</text:span><text:span text:style-name="T1">, conectando con tu usuario, </text:span><text:span text:style-name="T4">creado en la primera tarea, y comprueba que las sentencias son correctas antes de incluirlas en el script. Una vez hayas hecho todas, para probar el script, desde </text:span><text:span text:style-name="T5">SQLPlus</text:span><text:span text:style-name="T4">, ejecuta </text:span><text:span text:style-name="T5">start nombrescript.sql</text:span><text:span text:style-name="T4"> o </text:span><text:span text:style-name="T5">@nombrescript.sql</text:span><text:span text:style-name="T4"> eliminando previamente todas las tablas creada para poder crearlas de nuevo.</text:span></text:p>
            <text:p text:style-name="P5">Crea las tablas para el mantenimiento de los datos de un Zoo <text:span text:style-name="T6">que se desea instalar en la localidad de TEIS</text:span>, realizando un script con el nombre de <text:span text:style-name="T7">Jardinería</text:span><text:span text:style-name="T8">TEIS.sql</text:span> con los comandos necesarios. Cada una de las sentencias SQL asociadas a la creación de tablas deberá ir precedida de un comentario explicativo (-- al principio de la línea). Incluye las restricciones (<text:span text:style-name="T8">constraints</text:span>) pedidas y otras que consideres oportunas.</text:p>
            <text:p text:style-name="P6"><text:span text:style-name="T9">ENUNCIADO</text:span>:</text:p>
            <text:p text:style-name="P7">El Concello de Vigo desea instalar en la parroquia de Teis una <text:span text:style-name="Strong_20_Emphasis">Jardinería</text:span> dedicada a la venta y distribución de plantas, flores y productos relacionados. Para su correcto funcionamiento, se desea crear una base de datos denominada <text:span text:style-name="Strong_20_Emphasis">JardineriaTEIS</text:span> que permita gestionar toda la información relacionada con las oficinas, empleados, clientes, productos, pedidos y pagos de la empresa. </text:p>
            <text:p text:style-name="P8">La gerente, Gumersinda, ha aportado la siguiente información:</text:p>
            <text:list text:style-name="L1">
              <text:list-item>
                <text:p text:style-name="P9">De cada <text:span text:style-name="T8">oficina</text:span> interesa conocer su identificador, la ciudad y el país donde se ubica, así como su región, código postal, teléfono de contacto y direcciones asociadas. Permite gestionar la estructura física de la empresa y su localización geográfica.</text:p>
              </text:list-item>
              <text:list-item>
                <text:p text:style-name="P9">De cada <text:span text:style-name="T8">empleado</text:span> se almacenan sus datos personales (nombre y apellidos), su extensión telefónica interna, correo electrónico corporativo, la oficina en la que trabaja y, en su caso, el identificador de su jefe jerárquico. También se recoge el puesto que desempeña dentro de la organización. </text:p>
              </text:list-item>
              <text:list-item>
                <text:p text:style-name="P9"><text:span text:style-name="T10">De cada </text:span><text:span text:style-name="T11">gama_producto</text:span><text:span text:style-name="T10"> interesa las </text:span>distintas gamas o categorías de productos que la jardinería comercializa. De cada gama interesa conocer su descripción textual, una versión en formato HTML y una imagen representativa que ayude a su identificación en el catálogo.</text:p>
              </text:list-item>
              <text:list-item>
                <text:p text:style-name="P10"><text:span text:style-name="T12">De cada </text:span><text:span text:style-name="T13">cliente</text:span><text:span text:style-name="T12"> interesa su nombre,</text:span><text:span text:style-name="T12"> persona de contacto, medios de comunicaicón (teléfon y fax), dirección completa, ciudad, región, país, código postal, empleado que actúa como representante de ventas y su límite de crédito.</text:span></text:p>
              </text:list-item>
              <text:list-item>
                <text:p text:style-name="P11">De cada <text:span text:style-name="T8">pedido</text:span> interesa su identificador, cliente que lo solicita, las fechas de pedido, entrega y recepción, el estado del pedido y cualquier comentario que pueda acompañarlo.</text:p>
              </text:list-item>
              <text:list-item>
                <text:p text:style-name="P11">De cada <text:span text:style-name="T8">producto</text:span> interesa su identificador, nombre, gama a la que pertenece, proveedor, descripción, cantidad disponible en stock y precios de vente y de proveedor.</text:p>
              </text:list-item>
              <text:list-item>
                <text:p text:style-name="P11">De cada <text:span text:style-name="T8">detalle_producto</text:span> interesa saber el producto solicitado, la cantidad pedida, el precio unitario aplicado y el número de línea correspondiente dentro del pedido.</text:p>
              </text:list-item>
              <text:list-item>
                <text:p text:style-name="P11">De cada <text:span text:style-name="T8">pago</text:span> interesa identificador de cliente, código de la transacción, forma de pago utilizada, fecha de realización e importe abonado.</text:p>
              </text:list-item>
            </text:list>
            <text:p text:style-name="P12"><text:span text:style-name="T9">TABLAS</text:span>:</text:p>
            <text:p text:style-name="P13">Las tablas resultantes son las siguientes:</text:p>
            <text:p text:style-name="P14"><text:span text:style-name="T14">TABLA </text:span><text:span text:style-name="T15">OFICINA</text:span><text:span text:style-name="T14">:</text:span> Contiene <text:span text:style-name="T16">información </text:span><text:span text:style-name="T17">de cada oficina de la empresa</text:span>.</text:p>
            <table:table table:name="Táboa12" table:style-name="Táboa12">
              <table:table-column table:style-name="Táboa12.A"/>
              <table:table-column table:style-name="Táboa12.B"/>
              <table:table-column table:style-name="Táboa12.C"/>
              <table:table-column table:style-name="Táboa12.D"/>
              <table:table-row>
                <table:table-cell table:style-name="Táboa12.A1" office:value-type="string">
                  <text:p text:style-name="P15">Nombre Columna</text:p>
                </table:table-cell>
                <table:table-cell table:style-name="Táboa12.A1" office:value-type="string">
                  <text:p text:style-name="P15">Descripción</text:p>
                </table:table-cell>
                <table:table-cell table:style-name="Táboa12.A1" office:value-type="string">
                  <text:p text:style-name="P15">Tipo dato</text:p>
                </table:table-cell>
                <table:table-cell table:style-name="Táboa12.D1" office:value-type="string">
                  <text:p text:style-name="P15">Restricciones</text:p>
                </table:table-cell>
              </table:table-row>
              <table:table-row>
                <table:table-cell table:style-name="Táboa12.A2" office:value-type="string">
                  <text:p text:style-name="P16">oficinaID</text:p>
                </table:table-cell>
                <table:table-cell table:style-name="Táboa12.A2" office:value-type="string">
                  <text:p text:style-name="P17"><text:span text:style-name="T18">Código </text:span><text:span text:style-name="T19">que identifica cada</text:span> oficina</text:p>
                </table:table-cell>
                <table:table-cell table:style-name="Táboa12.A2" office:value-type="string">
                  <text:p text:style-name="P16">Cadena de texto de 10 caracteres</text:p>
                </table:table-cell>
                <table:table-cell table:style-name="Táboa12.D2" office:value-type="string">
                  <text:p text:style-name="P18">Clave primaria.</text:p>
                </table:table-cell>
              </table:table-row>
              <table:table-row>
                <table:table-cell table:style-name="Táboa12.A2" office:value-type="string">
                  <text:p text:style-name="P16">Ciudad</text:p>
                </table:table-cell>
                <table:table-cell table:style-name="Táboa12.A2" office:value-type="string">
                  <text:p text:style-name="P16">Donde se ubica la oficina</text:p>
                </table:table-cell>
                <table:table-cell table:style-name="Táboa12.A2" office:value-type="string">
                  <text:p text:style-name="P18"><text:span text:style-name="T16">Cadena de texto</text:span> de <text:span text:style-name="T17">3</text:span>0 caracteres.</text:p>
                </table:table-cell>
                <table:table-cell table:style-name="Táboa12.D2" office:value-type="string">
                  <text:p text:style-name="P19">Debe tener contenido</text:p>
                </table:table-cell>
              </table:table-row>
              <table:table-row>
                <table:table-cell table:style-name="Táboa12.A2" office:value-type="string">
                  <text:p text:style-name="P16">Pais</text:p>
                </table:table-cell>
                <table:table-cell table:style-name="Táboa12.A2" office:value-type="string">
                  <text:p text:style-name="P16">País en el que se halla</text:p>
                </table:table-cell>
                <table:table-cell table:style-name="Táboa12.A2" office:value-type="string">
                  <text:p text:style-name="P19">Cadena de texto de 50 caracteres</text:p>
                </table:table-cell>
                <table:table-cell table:style-name="Táboa12.D2" office:value-type="string">
                  <text:p text:style-name="P19">Debe tener contenido</text:p>
                </table:table-cell>
              </table:table-row>
              <table:table-row>
                <table:table-cell table:style-name="Táboa12.A2" office:value-type="string">
                  <text:p text:style-name="P16">Region</text:p>
                </table:table-cell>
                <table:table-cell table:style-name="Táboa12.A2" office:value-type="string">
                  <text:p text:style-name="P16">Región o estado en donde se halla</text:p>
                </table:table-cell>
                <table:table-cell table:style-name="Táboa12.A2" office:value-type="string">
                  <text:p text:style-name="P19">Cadena de texto <text:span text:style-name="T20">de </text:span><text:span text:style-name="T17">5</text:span><text:span text:style-name="T20">0 caracteres</text:span></text:p>
                </table:table-cell>
                <table:table-cell table:style-name="Táboa12.D2" office:value-type="string">
                  <text:p text:style-name="P19">Debe tener contenido</text:p>
                </table:table-cell>
              </table:table-row>
              <table:table-row>
                <table:table-cell table:style-name="Táboa12.A2" office:value-type="string">
                  <text:p text:style-name="P16">CP</text:p>
                </table:table-cell>
                <table:table-cell table:style-name="Táboa12.A2" office:value-type="string">
                  <text:p text:style-name="P16">Código Postal</text:p>
                </table:table-cell>
                <table:table-cell table:style-name="Táboa12.A2" office:value-type="string">
                  <text:p text:style-name="P16">Cadena de texto de 12 caracteres</text:p>
                </table:table-cell>
                <table:table-cell table:style-name="Táboa12.D2" office:value-type="string">
                  <text:p text:style-name="P19">Debe tener contenido</text:p>
                </table:table-cell>
              </table:table-row>
              <table:table-row>
                <table:table-cell table:style-name="Táboa12.A2" office:value-type="string">
                  <text:p text:style-name="P16">Telefono</text:p>
                </table:table-cell>
                <table:table-cell table:style-name="Táboa12.A2" office:value-type="string">
                  <text:p text:style-name="P16">Teléfono de contacto</text:p>
                </table:table-cell>
                <table:table-cell table:style-name="Táboa12.A2" office:value-type="string">
                  <text:p text:style-name="P16">Cadena de texto de 20 caracteres</text:p>
                </table:table-cell>
                <table:table-cell table:style-name="Táboa12.D2" office:value-type="string">
                  <text:p text:style-name="P19">Debe tener contenido</text:p>
                </table:table-cell>
              </table:table-row>
              <table:table-row>
                <table:table-cell table:style-name="Táboa12.A2" office:value-type="string">
                  <text:p text:style-name="P16">linea_direccion1</text:p>
                </table:table-cell>
                <table:table-cell table:style-name="Táboa12.A2" office:value-type="string">
                  <text:p text:style-name="P16">Dirección principal</text:p>
                </table:table-cell>
                <table:table-cell table:style-name="Táboa12.A2" office:value-type="string">
                  <text:p text:style-name="P19">Cadena de texto <text:span text:style-name="T21">de </text:span><text:span text:style-name="T17">5</text:span><text:span text:style-name="T21">0 caracteres</text:span></text:p>
                </table:table-cell>
                <table:table-cell table:style-name="Táboa12.D2" office:value-type="string">
                  <text:p text:style-name="P16">Debe tener contenido</text:p>
                </table:table-cell>
              </table:table-row>
              <table:table-row>
                <table:table-cell table:style-name="Táboa12.A2" office:value-type="string">
                  <text:p text:style-name="P16">linea_direccion2</text:p>
                </table:table-cell>
                <table:table-cell table:style-name="Táboa12.A2" office:value-type="string">
                  <text:p text:style-name="P16">Dirección adicional</text:p>
                </table:table-cell>
                <table:table-cell table:style-name="Táboa12.A2" office:value-type="string">
                  <text:p text:style-name="P16">Cadena de texto de 50 caracteres</text:p>
                </table:table-cell>
                <table:table-cell table:style-name="Táboa12.D2" office:value-type="string">
                  <text:p text:style-name="P16">Puede estar vacía</text:p>
                </table:table-cell>
              </table:table-row>
            </table:table>
            <text:p text:style-name="P14"><text:span text:style-name="T14">TABLA </text:span><text:span text:style-name="T15">EMPLEADO</text:span><text:span text:style-name="T14">:</text:span> Contiene <text:span text:style-name="T17">los datos del personal que trabaja en la empresa</text:span>.</text:p>
            <table:table table:name="Táboa13" table:style-name="Táboa13">
              <table:table-column table:style-name="Táboa13.A"/>
              <table:table-column table:style-name="Táboa13.B"/>
              <table:table-column table:style-name="Táboa13.C"/>
              <table:table-column table:style-name="Táboa13.D"/>
              <table:table-row>
                <table:table-cell table:style-name="Táboa13.A1" office:value-type="string">
                  <text:p text:style-name="P20">Nombre Columna</text:p>
                </table:table-cell>
                <table:table-cell table:style-name="Táboa13.A1" office:value-type="string">
                  <text:p text:style-name="P20">Descripción</text:p>
                </table:table-cell>
                <table:table-cell table:style-name="Táboa13.A1" office:value-type="string">
                  <text:p text:style-name="P20">Tipo dato</text:p>
                </table:table-cell>
                <table:table-cell table:style-name="Táboa13.D1" office:value-type="string">
                  <text:p text:style-name="P20">Restricciones</text:p>
                </table:table-cell>
              </table:table-row>
              <table:table-row>
                <table:table-cell table:style-name="Táboa13.A2" office:value-type="string">
                  <text:p text:style-name="P16">empleadoID</text:p>
                </table:table-cell>
                <table:table-cell table:style-name="Táboa13.A2" office:value-type="string">
                  <text:p text:style-name="P17"><text:span text:style-name="T18">Código </text:span><text:span text:style-name="T19">que identifica cada</text:span> empleado</text:p>
                </table:table-cell>
                <table:table-cell table:style-name="Táboa13.A2" office:value-type="string">
                  <text:p text:style-name="P16">Valor numérico</text:p>
                </table:table-cell>
                <table:table-cell table:style-name="Táboa13.D2" office:value-type="string">
                  <text:p text:style-name="P16">Clave primaria</text:p>
                </table:table-cell>
              </table:table-row>
              <table:table-row>
                <table:table-cell table:style-name="Táboa13.A2" office:value-type="string">
                  <text:p text:style-name="P16">Nombre</text:p>
                </table:table-cell>
                <table:table-cell table:style-name="Táboa13.A2" office:value-type="string">
                  <text:p text:style-name="P16">Nombre del empleado</text:p>
                </table:table-cell>
                <table:table-cell table:style-name="Táboa13.A2" office:value-type="string">
                  <text:p text:style-name="P16">Cadena de texto de 50 caracteres</text:p>
                </table:table-cell>
                <table:table-cell table:style-name="Táboa13.D2" office:value-type="string">
                  <text:p text:style-name="P16">Debe tener contenido</text:p>
                </table:table-cell>
              </table:table-row>
              <table:table-row>
                <table:table-cell table:style-name="Táboa13.A2" office:value-type="string">
                  <text:p text:style-name="P16">Apellido1</text:p>
                </table:table-cell>
                <table:table-cell table:style-name="Táboa13.A2" office:value-type="string">
                  <text:p text:style-name="P16">Primer apellido</text:p>
                </table:table-cell>
                <table:table-cell table:style-name="Táboa13.A2" office:value-type="string">
                  <text:p text:style-name="P16">Cadena de texto de 50 caracteres</text:p>
                </table:table-cell>
                <table:table-cell table:style-name="Táboa13.D2" office:value-type="string">
                  <text:p text:style-name="P16">Debe tener contenido</text:p>
                </table:table-cell>
              </table:table-row>
              <table:table-row>
                <table:table-cell table:style-name="Táboa13.A2" office:value-type="string">
                  <text:p text:style-name="P16">Apellido2</text:p>
                </table:table-cell>
                <table:table-cell table:style-name="Táboa13.A2" office:value-type="string">
                  <text:p text:style-name="P16">Segundo apellido</text:p>
                </table:table-cell>
                <table:table-cell table:style-name="Táboa13.A2" office:value-type="string">
                  <text:p text:style-name="P16">Cadena de texto de 50 caracteres</text:p>
                </table:table-cell>
                <table:table-cell table:style-name="Táboa13.D2" office:value-type="string">
                  <text:p text:style-name="P16">Valor por defecto NULO</text:p>
                </table:table-cell>
              </table:table-row>
              <table:table-row>
                <table:table-cell table:style-name="Táboa13.A2" office:value-type="string">
                  <text:p text:style-name="P16">Extension</text:p>
                </table:table-cell>
                <table:table-cell table:style-name="Táboa13.A2" office:value-type="string">
                  <text:p text:style-name="P16">Extensión telefónica interna</text:p>
                </table:table-cell>
                <table:table-cell table:style-name="Táboa13.A2" office:value-type="string">
                  <text:p text:style-name="P16">Cadena de texto de 10 caracteres</text:p>
                </table:table-cell>
                <table:table-cell table:style-name="Táboa13.D2" office:value-type="string">
                  <text:p text:style-name="P16">Debe tener contenido</text:p>
                </table:table-cell>
              </table:table-row>
              <table:table-row>
                <table:table-cell table:style-name="Táboa13.A2" office:value-type="string">
                  <text:p text:style-name="P16">Email</text:p>
                </table:table-cell>
                <table:table-cell table:style-name="Táboa13.A2" office:value-type="string">
                  <text:p text:style-name="P16">Correo electrónico corporativo</text:p>
                </table:table-cell>
                <table:table-cell table:style-name="Táboa13.A2" office:value-type="string">
                  <text:p text:style-name="P16">Cadena de texto de 100 caracteres</text:p>
                </table:table-cell>
                <table:table-cell table:style-name="Táboa13.D2" office:value-type="string">
                  <text:p text:style-name="P16">Debe tener contenido</text:p>
                </table:table-cell>
              </table:table-row>
              <table:table-row>
                <table:table-cell table:style-name="Táboa13.A2" office:value-type="string">
                  <text:p text:style-name="P16">Oficina</text:p>
                </table:table-cell>
                <table:table-cell table:style-name="Táboa13.A2" office:value-type="string">
                  <text:p text:style-name="P16">Identificador de la oficina</text:p>
                </table:table-cell>
                <table:table-cell table:style-name="Táboa13.A2" office:value-type="string">
                  <text:p text:style-name="P16">Cadena de texto de 10 caracteres</text:p>
                </table:table-cell>
                <table:table-cell table:style-name="Táboa13.D2" office:value-type="string">
                  <text:p text:style-name="P16">Clave ajena con la tabla Oficina</text:p>
                </table:table-cell>
              </table:table-row>
              <table:table-row>
                <table:table-cell table:style-name="Táboa13.A2" office:value-type="string">
                  <text:p text:style-name="P16">Jefe</text:p>
                </table:table-cell>
                <table:table-cell table:style-name="Táboa13.A2" office:value-type="string">
                  <text:p text:style-name="P16">Identificador de su jefe jerárquico</text:p>
                </table:table-cell>
                <table:table-cell table:style-name="Táboa13.A2" office:value-type="string">
                  <text:p text:style-name="P16">Valor numérico</text:p>
                </table:table-cell>
                <table:table-cell table:style-name="Táboa13.D2" office:value-type="string">
                  <text:p text:style-name="P16">Clave ajena con la tabla Empleado</text:p>
                </table:table-cell>
              </table:table-row>
              <table:table-row>
                <table:table-cell table:style-name="Táboa13.A2" office:value-type="string">
                  <text:p text:style-name="P16"><text:soft-page-break/>Puesto</text:p>
                </table:table-cell>
                <table:table-cell table:style-name="Táboa13.A2" office:value-type="string">
                  <text:p text:style-name="P16">Puesto de desempeño</text:p>
                </table:table-cell>
                <table:table-cell table:style-name="Táboa13.A2" office:value-type="string">
                  <text:p text:style-name="P16">Cadena de texto de 50 caracteres</text:p>
                </table:table-cell>
                <table:table-cell table:style-name="Táboa13.D2" office:value-type="string">
                  <text:p text:style-name="P16">Valor por defecto NULO</text:p>
                </table:table-cell>
              </table:table-row>
            </table:table>
            <text:p text:style-name="P21"><text:span text:style-name="T14">TABLA </text:span><text:span text:style-name="T15">GAMA_PRODUCTO</text:span><text:span text:style-name="T14">:</text:span> Contiene <text:span text:style-name="T22">las gamas o categorías de los productos disponibles</text:span>.</text:p>
            <table:table table:name="Táboa16" table:style-name="Táboa16">
              <table:table-column table:style-name="Táboa16.A"/>
              <table:table-column table:style-name="Táboa16.B"/>
              <table:table-column table:style-name="Táboa16.C"/>
              <table:table-column table:style-name="Táboa16.D"/>
              <table:table-row>
                <table:table-cell table:style-name="Táboa16.A1" office:value-type="string">
                  <text:p text:style-name="P22">Nombre Columna</text:p>
                </table:table-cell>
                <table:table-cell table:style-name="Táboa16.A1" office:value-type="string">
                  <text:p text:style-name="P22">Descripción</text:p>
                </table:table-cell>
                <table:table-cell table:style-name="Táboa16.A1" office:value-type="string">
                  <text:p text:style-name="P22">Tipo dato</text:p>
                </table:table-cell>
                <table:table-cell table:style-name="Táboa16.D1" office:value-type="string">
                  <text:p text:style-name="P22">Restricciones</text:p>
                </table:table-cell>
              </table:table-row>
              <table:table-row>
                <table:table-cell table:style-name="Táboa16.A2" office:value-type="string">
                  <text:p text:style-name="P23">Gama</text:p>
                </table:table-cell>
                <table:table-cell table:style-name="Táboa16.A2" office:value-type="string">
                  <text:p text:style-name="P24"><text:span text:style-name="T18">Código </text:span><text:span text:style-name="T19">que identifica cada</text:span> gama</text:p>
                </table:table-cell>
                <table:table-cell table:style-name="Táboa16.A2" office:value-type="string">
                  <text:p text:style-name="P23">Cadena de texto de 50 caracteres</text:p>
                </table:table-cell>
                <table:table-cell table:style-name="Táboa16.D2" office:value-type="string">
                  <text:p text:style-name="P23">Clave primaria</text:p>
                </table:table-cell>
              </table:table-row>
              <table:table-row>
                <table:table-cell table:style-name="Táboa16.A2" office:value-type="string">
                  <text:p text:style-name="P23">descripcion_texto</text:p>
                </table:table-cell>
                <table:table-cell table:style-name="Táboa16.A2" office:value-type="string">
                  <text:p text:style-name="P23">Descripción textual de la gama</text:p>
                </table:table-cell>
                <table:table-cell table:style-name="Táboa16.A2" office:value-type="string">
                  <text:p text:style-name="P23">Cadena de texto larga</text:p>
                </table:table-cell>
                <table:table-cell table:style-name="Táboa16.D2" office:value-type="string">
                  <text:p text:style-name="P25">Debe tener contenido</text:p>
                </table:table-cell>
              </table:table-row>
              <table:table-row>
                <table:table-cell table:style-name="Táboa16.A2" office:value-type="string">
                  <text:p text:style-name="P23">Descricion_html</text:p>
                </table:table-cell>
                <table:table-cell table:style-name="Táboa16.A2" office:value-type="string">
                  <text:p text:style-name="P23">Descripción en formato HTML</text:p>
                </table:table-cell>
                <table:table-cell table:style-name="Táboa16.A2" office:value-type="string">
                  <text:p text:style-name="P23">Cadena de texto larga</text:p>
                </table:table-cell>
                <table:table-cell table:style-name="Táboa16.D2" office:value-type="string">
                  <text:p text:style-name="P23">Debe tener contenido</text:p>
                </table:table-cell>
              </table:table-row>
              <table:table-row>
                <table:table-cell table:style-name="Táboa16.A2" office:value-type="string">
                  <text:p text:style-name="P23">Imagen</text:p>
                </table:table-cell>
                <table:table-cell table:style-name="Táboa16.A2" office:value-type="string">
                  <text:p text:style-name="P23">Ruta o nombre del archivo de imagen representativo</text:p>
                </table:table-cell>
                <table:table-cell table:style-name="Táboa16.A2" office:value-type="string">
                  <text:p text:style-name="P23">Cadena de texto de 256 caracteres</text:p>
                </table:table-cell>
                <table:table-cell table:style-name="Táboa16.D2" office:value-type="string">
                  <text:p text:style-name="P23">Puede estar vacía</text:p>
                </table:table-cell>
              </table:table-row>
            </table:table>
            <text:p text:style-name="P26"><text:span text:style-name="T14">TABLA </text:span><text:span text:style-name="T23">CLIENTE</text:span><text:span text:style-name="T14">:</text:span> Contiene <text:span text:style-name="T24">información de </text:span><text:span text:style-name="T25">los clientes registrados</text:span>.</text:p>
            <table:table table:name="Táboa15" table:style-name="Táboa15">
              <table:table-column table:style-name="Táboa15.A"/>
              <table:table-column table:style-name="Táboa15.B"/>
              <table:table-column table:style-name="Táboa15.C"/>
              <table:table-column table:style-name="Táboa15.D"/>
              <table:table-row>
                <table:table-cell table:style-name="Táboa15.A1" office:value-type="string">
                  <text:p text:style-name="P27">Nombre Columna</text:p>
                </table:table-cell>
                <table:table-cell table:style-name="Táboa15.A1" office:value-type="string">
                  <text:p text:style-name="P27">Descripción</text:p>
                </table:table-cell>
                <table:table-cell table:style-name="Táboa15.A1" office:value-type="string">
                  <text:p text:style-name="P27">Tipo dato</text:p>
                </table:table-cell>
                <table:table-cell table:style-name="Táboa15.D1" office:value-type="string">
                  <text:p text:style-name="P27">Restricciones</text:p>
                </table:table-cell>
              </table:table-row>
              <table:table-row>
                <table:table-cell table:style-name="Táboa15.A2" office:value-type="string">
                  <text:p text:style-name="P28">ClienteID</text:p>
                </table:table-cell>
                <table:table-cell table:style-name="Táboa15.A2" office:value-type="string">
                  <text:p text:style-name="P29">Código <text:span text:style-name="T19">que identifica cada </text:span><text:span text:style-name="T25">Cliente</text:span></text:p>
                </table:table-cell>
                <table:table-cell table:style-name="Táboa15.A2" office:value-type="string">
                  <text:p text:style-name="P29">Numérico de 3 dígitos</text:p>
                </table:table-cell>
                <table:table-cell table:style-name="Táboa15.D2" office:value-type="string">
                  <text:p text:style-name="P30">Clave primaria</text:p>
                </table:table-cell>
              </table:table-row>
              <table:table-row>
                <table:table-cell table:style-name="Táboa15.A2" office:value-type="string">
                  <text:p text:style-name="P28">nombre_cliente</text:p>
                </table:table-cell>
                <table:table-cell table:style-name="Táboa15.A2" office:value-type="string">
                  <text:p text:style-name="P28">Nombre de la empresa cliente o del propio cliente</text:p>
                </table:table-cell>
                <table:table-cell table:style-name="Táboa15.A2" office:value-type="string">
                  <text:p text:style-name="P28">Cadena de texto de 50 caracteres</text:p>
                </table:table-cell>
                <table:table-cell table:style-name="Táboa15.D2" office:value-type="string">
                  <text:p text:style-name="P31">Debe tener contenido</text:p>
                </table:table-cell>
              </table:table-row>
              <table:table-row>
                <table:table-cell table:style-name="Táboa15.A2" office:value-type="string">
                  <text:p text:style-name="P28">nombre_contacto</text:p>
                </table:table-cell>
                <table:table-cell table:style-name="Táboa15.A2" office:value-type="string">
                  <text:p text:style-name="P28">Nombre de contacto en la empresa (es empleado)</text:p>
                </table:table-cell>
                <table:table-cell table:style-name="Táboa15.A2" office:value-type="string">
                  <text:p text:style-name="P28">Cadena de texto de 30 caracteres</text:p>
                </table:table-cell>
                <table:table-cell table:style-name="Táboa15.D2" office:value-type="string">
                  <text:p text:style-name="P28">Por defecto es NULO</text:p>
                </table:table-cell>
              </table:table-row>
              <table:table-row>
                <table:table-cell table:style-name="Táboa15.A2" office:value-type="string">
                  <text:p text:style-name="P28">apellido_contacto</text:p>
                </table:table-cell>
                <table:table-cell table:style-name="Táboa15.A2" office:value-type="string">
                  <text:p text:style-name="P28">Apellido del contacto en la empresa (es empleado)</text:p>
                </table:table-cell>
                <table:table-cell table:style-name="Táboa15.A2" office:value-type="string">
                  <text:p text:style-name="P28">Cadena de texto de 50 caracteres</text:p>
                </table:table-cell>
                <table:table-cell table:style-name="Táboa15.D2" office:value-type="string">
                  <text:p text:style-name="P28">Por defecto es NULO</text:p>
                </table:table-cell>
              </table:table-row>
              <table:table-row>
                <table:table-cell table:style-name="Táboa15.A2" office:value-type="string">
                  <text:p text:style-name="P28">Telefono</text:p>
                </table:table-cell>
                <table:table-cell table:style-name="Táboa15.A2" office:value-type="string">
                  <text:p text:style-name="P28">Teléfono principal del cliente</text:p>
                </table:table-cell>
                <table:table-cell table:style-name="Táboa15.A2" office:value-type="string">
                  <text:p text:style-name="P28">Cadena de texto de 15 caracteres</text:p>
                </table:table-cell>
                <table:table-cell table:style-name="Táboa15.D2" office:value-type="string">
                  <text:p text:style-name="P28">Debe tener contenido</text:p>
                </table:table-cell>
              </table:table-row>
              <table:table-row>
                <table:table-cell table:style-name="Táboa15.A2" office:value-type="string">
                  <text:p text:style-name="P28">Fax</text:p>
                </table:table-cell>
                <table:table-cell table:style-name="Táboa15.A2" office:value-type="string">
                  <text:p text:style-name="P28">Fax de contacto</text:p>
                </table:table-cell>
                <table:table-cell table:style-name="Táboa15.A2" office:value-type="string">
                  <text:p text:style-name="P28">Cadena de texto de 15 caracteres</text:p>
                </table:table-cell>
                <table:table-cell table:style-name="Táboa15.D2" office:value-type="string">
                  <text:p text:style-name="P28">Debe tener contenido</text:p>
                </table:table-cell>
              </table:table-row>
              <table:table-row>
                <table:table-cell table:style-name="Táboa15.A2" office:value-type="string">
                  <text:p text:style-name="P16">linea_direccion1</text:p>
                </table:table-cell>
                <table:table-cell table:style-name="Táboa15.A2" office:value-type="string">
                  <text:p text:style-name="P16">Dirección principal</text:p>
                </table:table-cell>
                <table:table-cell table:style-name="Táboa15.A2" office:value-type="string">
                  <text:p text:style-name="P19">Cadena de texto <text:span text:style-name="T21">de </text:span><text:span text:style-name="T17">5</text:span><text:span text:style-name="T21">0 caracteres</text:span></text:p>
                </table:table-cell>
                <table:table-cell table:style-name="Táboa15.D2" office:value-type="string">
                  <text:p text:style-name="P16">Debe tener contenido</text:p>
                </table:table-cell>
              </table:table-row>
              <table:table-row>
                <table:table-cell table:style-name="Táboa15.A2" office:value-type="string">
                  <text:p text:style-name="P16">linea_direccion2</text:p>
                </table:table-cell>
                <table:table-cell table:style-name="Táboa15.A2" office:value-type="string">
                  <text:p text:style-name="P16">Dirección adicional</text:p>
                </table:table-cell>
                <table:table-cell table:style-name="Táboa15.A2" office:value-type="string">
                  <text:p text:style-name="P16">Cadena de texto de 50 caracteres</text:p>
                </table:table-cell>
                <table:table-cell table:style-name="Táboa15.D2" office:value-type="string">
                  <text:p text:style-name="P16">Puede estar vacía</text:p>
                </table:table-cell>
              </table:table-row>
              <table:table-row>
                <table:table-cell table:style-name="Táboa15.A2" office:value-type="string">
                  <text:p text:style-name="P28">Ciudad</text:p>
                </table:table-cell>
                <table:table-cell table:style-name="Táboa15.A2" office:value-type="string">
                  <text:p text:style-name="P28">Ciudad del cliente</text:p>
                </table:table-cell>
                <table:table-cell table:style-name="Táboa15.A2" office:value-type="string">
                  <text:p text:style-name="P28">Cadena de texto de 50 caracteres</text:p>
                </table:table-cell>
                <table:table-cell table:style-name="Táboa15.D2" office:value-type="string">
                  <text:p text:style-name="P28">Debe tener contenido</text:p>
                </table:table-cell>
              </table:table-row>
              <table:table-row>
                <table:table-cell table:style-name="Táboa15.A2" office:value-type="string">
                  <text:p text:style-name="P28">Region</text:p>
                </table:table-cell>
                <table:table-cell table:style-name="Táboa15.A2" office:value-type="string">
                  <text:p text:style-name="P28">Región o estado del cliente</text:p>
                </table:table-cell>
                <table:table-cell table:style-name="Táboa15.A2" office:value-type="string">
                  <text:p text:style-name="P28">Cadena de texto de 50 caracteres</text:p>
                </table:table-cell>
                <table:table-cell table:style-name="Táboa15.D2" office:value-type="string">
                  <text:p text:style-name="P28">Por defecto es NULO</text:p>
                </table:table-cell>
              </table:table-row>
              <table:table-row>
                <table:table-cell table:style-name="Táboa15.A2" office:value-type="string">
                  <text:p text:style-name="P28">Pais</text:p>
                </table:table-cell>
                <table:table-cell table:style-name="Táboa15.A2" office:value-type="string">
                  <text:p text:style-name="P28">País del cliente</text:p>
                </table:table-cell>
                <table:table-cell table:style-name="Táboa15.A2" office:value-type="string">
                  <text:p text:style-name="P28">Cadena de texto de 50 caracteres</text:p>
                </table:table-cell>
                <table:table-cell table:style-name="Táboa15.D2" office:value-type="string">
                  <text:p text:style-name="P28">Por defecto es NULO</text:p>
                </table:table-cell>
              </table:table-row>
              <table:table-row>
                <table:table-cell table:style-name="Táboa15.A2" office:value-type="string">
                  <text:p text:style-name="P28">CP</text:p>
                </table:table-cell>
                <table:table-cell table:style-name="Táboa15.A2" office:value-type="string">
                  <text:p text:style-name="P28">Código postal del cliente</text:p>
                </table:table-cell>
                <table:table-cell table:style-name="Táboa15.A2" office:value-type="string">
                  <text:p text:style-name="P28">Cadena de texto de 10 caracteres</text:p>
                </table:table-cell>
                <table:table-cell table:style-name="Táboa15.D2" office:value-type="string">
                  <text:p text:style-name="P28">Por defecto es NULO</text:p>
                </table:table-cell>
              </table:table-row>
              <table:table-row>
                <table:table-cell table:style-name="Táboa15.A2" office:value-type="string">
                  <text:p text:style-name="P28">representante_ventas</text:p>
                </table:table-cell>
                <table:table-cell table:style-name="Táboa15.A2" office:value-type="string">
                  <text:p text:style-name="P28">Empleado que atiende al Cliente</text:p>
                </table:table-cell>
                <table:table-cell table:style-name="Táboa15.A2" office:value-type="string">
                  <text:p text:style-name="P28">Valor numérico</text:p>
                </table:table-cell>
                <table:table-cell table:style-name="Táboa15.D2" office:value-type="string">
                  <text:p text:style-name="P28">Clave ajena con cliente. Puede ser NULO</text:p>
                </table:table-cell>
              </table:table-row>
              <table:table-row>
                <table:table-cell table:style-name="Táboa15.A2" office:value-type="string">
                  <text:p text:style-name="P28">limite_credito</text:p>
                </table:table-cell>
                <table:table-cell table:style-name="Táboa15.A2" office:value-type="string">
                  <text:p text:style-name="P28">Crédito máximo con el cliente</text:p>
                </table:table-cell>
                <table:table-cell table:style-name="Táboa15.A2" office:value-type="string">
                  <text:p text:style-name="P28">Valor numérico de 13 dígitos</text:p>
                </table:table-cell>
                <table:table-cell table:style-name="Táboa15.D2" office:value-type="string">
                  <text:p text:style-name="P28">Por defecto es NULO</text:p>
                </table:table-cell>
              </table:table-row>
            </table:table>
            <text:p text:style-name="P32"><text:span text:style-name="T14">TABLA </text:span><text:span text:style-name="T26">PEDIDO</text:span><text:span text:style-name="T14">:</text:span> Contiene <text:span text:style-name="T27">información </text:span><text:span text:style-name="T28">sobre los </text:span><text:span text:style-name="T29">pedidos realizados por los clientes</text:span>.</text:p>
            <table:table table:name="Táboa11" table:style-name="Táboa11">
              <table:table-column table:style-name="Táboa11.A"/>
              <table:table-column table:style-name="Táboa11.B"/>
              <table:table-column table:style-name="Táboa11.C"/>
              <table:table-column table:style-name="Táboa11.D"/>
              <table:table-row>
                <table:table-cell table:style-name="Táboa11.A1" office:value-type="string">
                  <text:p text:style-name="P33">Nombre Columna</text:p>
                </table:table-cell>
                <table:table-cell table:style-name="Táboa11.A1" office:value-type="string">
                  <text:p text:style-name="P33">Descripción</text:p>
                </table:table-cell>
                <table:table-cell table:style-name="Táboa11.A1" office:value-type="string">
                  <text:p text:style-name="P33">Tipo dato</text:p>
                </table:table-cell>
                <table:table-cell table:style-name="Táboa11.D1" office:value-type="string">
                  <text:p text:style-name="P33">Restricciones</text:p>
                </table:table-cell>
              </table:table-row>
              <table:table-row>
                <table:table-cell table:style-name="Táboa11.A2" office:value-type="string">
                  <text:p text:style-name="P34">PedidoID</text:p>
                </table:table-cell>
                <table:table-cell table:style-name="Táboa11.A2" office:value-type="string">
                  <text:p text:style-name="P34">Código que identifica cada <text:span text:style-name="T30">P</text:span>edido</text:p>
                </table:table-cell>
                <table:table-cell table:style-name="Táboa11.A2" office:value-type="string">
                  <text:p text:style-name="P35">Valor numérico</text:p>
                </table:table-cell>
                <table:table-cell table:style-name="Táboa11.D2" office:value-type="string">
                  <text:p text:style-name="P35">Clave primaria</text:p>
                </table:table-cell>
              </table:table-row>
              <table:table-row>
                <table:table-cell table:style-name="Táboa11.A2" office:value-type="string">
                  <text:p text:style-name="P35">Cliente</text:p>
                </table:table-cell>
                <table:table-cell table:style-name="Táboa11.A2" office:value-type="string">
                  <text:p text:style-name="P35">Identificador del Cliente que realiza el pedido</text:p>
                </table:table-cell>
                <table:table-cell table:style-name="Táboa11.A2" office:value-type="string">
                  <text:p text:style-name="P35">Valor numérico</text:p>
                </table:table-cell>
                <table:table-cell table:style-name="Táboa11.D2" office:value-type="string">
                  <text:p text:style-name="P36">Clave ajena a la tabla Cliente</text:p>
                </table:table-cell>
              </table:table-row>
              <table:table-row>
                <table:table-cell table:style-name="Táboa11.A2" office:value-type="string">
                  <text:p text:style-name="P35">fecha_pedido</text:p>
                </table:table-cell>
                <table:table-cell table:style-name="Táboa11.A2" office:value-type="string">
                  <text:p text:style-name="P35">Fecha en que se realiza el pedido</text:p>
                </table:table-cell>
                <table:table-cell table:style-name="Táboa11.A2" office:value-type="string">
                  <text:p text:style-name="P35">Fecha</text:p>
                </table:table-cell>
                <table:table-cell table:style-name="Táboa11.D2" office:value-type="string">
                  <text:p text:style-name="P36">Debe tener contenido</text:p>
                </table:table-cell>
              </table:table-row>
              <table:table-row>
                <table:table-cell table:style-name="Táboa11.A2" office:value-type="string">
                  <text:p text:style-name="P35">Fecha_esperada</text:p>
                </table:table-cell>
                <table:table-cell table:style-name="Táboa11.A2" office:value-type="string">
                  <text:p text:style-name="P35">Fecha en que se espera el pedido</text:p>
                </table:table-cell>
                <table:table-cell table:style-name="Táboa11.A2" office:value-type="string">
                  <text:p text:style-name="P35">Fecha</text:p>
                </table:table-cell>
                <table:table-cell table:style-name="Táboa11.D2" office:value-type="string">
                  <text:p text:style-name="P35">Debe tener contenido</text:p>
                </table:table-cell>
              </table:table-row>
              <table:table-row>
                <table:table-cell table:style-name="Táboa11.A2" office:value-type="string">
                  <text:p text:style-name="P35">fecha_entrega</text:p>
                </table:table-cell>
                <table:table-cell table:style-name="Táboa11.A2" office:value-type="string">
                  <text:p text:style-name="P35">Fecha real en que llega el pedido</text:p>
                </table:table-cell>
                <table:table-cell table:style-name="Táboa11.A2" office:value-type="string">
                  <text:p text:style-name="P35">Fecha</text:p>
                </table:table-cell>
                <table:table-cell table:style-name="Táboa11.D2" office:value-type="string">
                  <text:p text:style-name="P35">Por defecto es NULO</text:p>
                </table:table-cell>
              </table:table-row>
              <table:table-row>
                <table:table-cell table:style-name="Táboa11.A2" office:value-type="string">
                  <text:p text:style-name="P35">Estado</text:p>
                </table:table-cell>
                <table:table-cell table:style-name="Táboa11.A2" office:value-type="string">
                  <text:p text:style-name="P35">Información de en qué vía está el pedido</text:p>
                </table:table-cell>
                <table:table-cell table:style-name="Táboa11.A2" office:value-type="string">
                  <text:p text:style-name="P35">Cadena de texto de 15 caracteres</text:p>
                </table:table-cell>
                <table:table-cell table:style-name="Táboa11.D2" office:value-type="string">
                  <text:p text:style-name="P35">Debe tener contenido</text:p>
                </table:table-cell>
              </table:table-row>
              <table:table-row>
                <table:table-cell table:style-name="Táboa11.A2" office:value-type="string">
                  <text:p text:style-name="P35">Comentario</text:p>
                </table:table-cell>
                <table:table-cell table:style-name="Táboa11.A2" office:value-type="string">
                  <text:p text:style-name="P35">Comentarios adicionales sobre el pedido</text:p>
                </table:table-cell>
                <table:table-cell table:style-name="Táboa11.A2" office:value-type="string">
                  <text:p text:style-name="P35">Cadena larga</text:p>
                </table:table-cell>
                <table:table-cell table:style-name="Táboa11.D2" office:value-type="string">
                  <text:p text:style-name="P35">Puede estar vacía</text:p>
                </table:table-cell>
              </table:table-row>
            </table:table>
            <text:p text:style-name="P37"><text:span text:style-name="T31">TABLA </text:span><text:span text:style-name="T32">PRODUCTO</text:span><text:span text:style-name="T31">:</text:span><text:span text:style-name="T33"> Contiene </text:span><text:span text:style-name="T34">información de </text:span><text:span text:style-name="T35">los productos comercializados por la empresa</text:span><text:span text:style-name="T33">.</text:span></text:p>
            <table:table table:name="Táboa18" table:style-name="Táboa18">
              <table:table-column table:style-name="Táboa18.A"/>
              <table:table-column table:style-name="Táboa18.B"/>
              <table:table-column table:style-name="Táboa18.C"/>
              <table:table-column table:style-name="Táboa18.D"/>
              <table:table-row>
                <table:table-cell table:style-name="Táboa18.A1" office:value-type="string">
                  <text:p text:style-name="P38">Nombre Columna</text:p>
                </table:table-cell>
                <table:table-cell table:style-name="Táboa18.A1" office:value-type="string">
                  <text:p text:style-name="P38">Descripción</text:p>
                </table:table-cell>
                <table:table-cell table:style-name="Táboa18.A1" office:value-type="string">
                  <text:p text:style-name="P38">Tipo dato</text:p>
                </table:table-cell>
                <table:table-cell table:style-name="Táboa18.D1" office:value-type="string">
                  <text:p text:style-name="P38">Restricciones</text:p>
                </table:table-cell>
              </table:table-row>
              <table:table-row>
                <table:table-cell table:style-name="Táboa18.A2" office:value-type="string">
                  <text:p text:style-name="P34">productoID</text:p>
                </table:table-cell>
                <table:table-cell table:style-name="Táboa18.A2" office:value-type="string">
                  <text:p text:style-name="P34">Código que identifica cada producto</text:p>
                </table:table-cell>
                <table:table-cell table:style-name="Táboa18.A2" office:value-type="string">
                  <text:p text:style-name="P39">Cadena de texto de 15 caracteres</text:p>
                </table:table-cell>
                <table:table-cell table:style-name="Táboa18.D2" office:value-type="string">
                  <text:p text:style-name="P39">Clave primaria</text:p>
                </table:table-cell>
              </table:table-row>
              <table:table-row>
                <table:table-cell table:style-name="Táboa18.A2" office:value-type="string">
                  <text:p text:style-name="P39">nombre</text:p>
                </table:table-cell>
                <table:table-cell table:style-name="Táboa18.A2" office:value-type="string">
                  <text:p text:style-name="P39">Nombre del producto</text:p>
                </table:table-cell>
                <table:table-cell table:style-name="Táboa18.A2" office:value-type="string">
                  <text:p text:style-name="P39">Cadena de texto de 70 caracteres</text:p>
                </table:table-cell>
                <table:table-cell table:style-name="Táboa18.D2" office:value-type="string">
                  <text:p text:style-name="P40">Debe tener contenido</text:p>
                </table:table-cell>
              </table:table-row>
              <table:table-row>
                <table:table-cell table:style-name="Táboa18.A2" office:value-type="string">
                  <text:p text:style-name="P39">gama</text:p>
                </table:table-cell>
                <table:table-cell table:style-name="Táboa18.A2" office:value-type="string">
                  <text:p text:style-name="P39">Gama o categoría del producto</text:p>
                </table:table-cell>
                <table:table-cell table:style-name="Táboa18.A2" office:value-type="string">
                  <text:p text:style-name="P39">Cadena de texto de 50 caracteres</text:p>
                </table:table-cell>
                <table:table-cell table:style-name="Táboa18.D2" office:value-type="string">
                  <text:p text:style-name="P41">Debe tener contenido</text:p>
                </table:table-cell>
              </table:table-row>
              <table:table-row>
                <table:table-cell table:style-name="Táboa18.A2" office:value-type="string">
                  <text:p text:style-name="P39">dimensiones</text:p>
                </table:table-cell>
                <table:table-cell table:style-name="Táboa18.A2" office:value-type="string">
                  <text:p text:style-name="P39">Tamaño del producto</text:p>
                </table:table-cell>
                <table:table-cell table:style-name="Táboa18.A2" office:value-type="string">
                  <text:p text:style-name="P39">Cadena de texto de 25 caracteres</text:p>
                </table:table-cell>
                <table:table-cell table:style-name="Táboa18.D2" office:value-type="string">
                  <text:p text:style-name="P41">Puede ser NULO</text:p>
                </table:table-cell>
              </table:table-row>
              <table:table-row>
                <table:table-cell table:style-name="Táboa18.A2" office:value-type="string">
                  <text:p text:style-name="P39">proveedor</text:p>
                </table:table-cell>
                <table:table-cell table:style-name="Táboa18.A2" office:value-type="string">
                  <text:p text:style-name="P39">Nombre del proveedor</text:p>
                </table:table-cell>
                <table:table-cell table:style-name="Táboa18.A2" office:value-type="string">
                  <text:p text:style-name="P39">Cadena de texto de 50 caracteres</text:p>
                </table:table-cell>
                <table:table-cell table:style-name="Táboa18.D2" office:value-type="string">
                  <text:p text:style-name="P41">Debe tener contenido</text:p>
                </table:table-cell>
              </table:table-row>
              <table:table-row>
                <table:table-cell table:style-name="Táboa18.A2" office:value-type="string">
                  <text:p text:style-name="P39">descripción</text:p>
                </table:table-cell>
                <table:table-cell table:style-name="Táboa18.A2" office:value-type="string">
                  <text:p text:style-name="P39">Descripción detallada del producto</text:p>
                </table:table-cell>
                <table:table-cell table:style-name="Táboa18.A2" office:value-type="string">
                  <text:p text:style-name="P39">Cadena de texto larga</text:p>
                </table:table-cell>
                <table:table-cell table:style-name="Táboa18.D2" office:value-type="string">
                  <text:p text:style-name="P41">Puede ser NULO</text:p>
                </table:table-cell>
              </table:table-row>
              <table:table-row>
                <table:table-cell table:style-name="Táboa18.A2" office:value-type="string">
                  <text:p text:style-name="P39">cantidad_stock</text:p>
                </table:table-cell>
                <table:table-cell table:style-name="Táboa18.A2" office:value-type="string">
                  <text:p text:style-name="P39">Cantidad en Stock</text:p>
                </table:table-cell>
                <table:table-cell table:style-name="Táboa18.A2" office:value-type="string">
                  <text:p text:style-name="P39">Valor <text:span text:style-name="T36">numérico</text:span></text:p>
                </table:table-cell>
                <table:table-cell table:style-name="Táboa18.D2" office:value-type="string">
                  <text:p text:style-name="P41">Debe tener contenido</text:p>
                </table:table-cell>
              </table:table-row>
              <table:table-row>
                <table:table-cell table:style-name="Táboa18.A2" office:value-type="string">
                  <text:p text:style-name="P39">precio_venta</text:p>
                </table:table-cell>
                <table:table-cell table:style-name="Táboa18.A2" office:value-type="string">
                  <text:p text:style-name="P39">Precio de venta al público</text:p>
                </table:table-cell>
                <table:table-cell table:style-name="Táboa18.A2" office:value-type="string">
                  <text:p text:style-name="P39">Valor numérico de 13 dígitos y 2 decimales</text:p>
                </table:table-cell>
                <table:table-cell table:style-name="Táboa18.D2" office:value-type="string">
                  <text:p text:style-name="P41">Debe tener contenido</text:p>
                </table:table-cell>
              </table:table-row>
              <table:table-row>
                <table:table-cell table:style-name="Táboa18.A2" office:value-type="string">
                  <text:p text:style-name="P39">precio_proveedor</text:p>
                </table:table-cell>
                <table:table-cell table:style-name="Táboa18.A2" office:value-type="string">
                  <text:p text:style-name="P39">Precio de compra al Proveedor</text:p>
                </table:table-cell>
                <table:table-cell table:style-name="Táboa18.A2" office:value-type="string">
                  <text:p text:style-name="P39">Valor numérico de 13 dígitos y 2 decimales</text:p>
                </table:table-cell>
                <table:table-cell table:style-name="Táboa18.D2" office:value-type="string">
                  <text:p text:style-name="P41">Por defecto es NULO</text:p>
                </table:table-cell>
              </table:table-row>
            </table:table>
            <text:p text:style-name="P42"><text:span text:style-name="T14">TABLA </text:span><text:span text:style-name="T26">DETALLE_PEDIDIO</text:span><text:span text:style-name="T14">:</text:span> Contiene <text:span text:style-name="T37">información de </text:span><text:span text:style-name="T29">las líneas individuales de cada pedido (productos pedidos y cantidades)</text:span>.</text:p>
            <table:table table:name="Táboa21" table:style-name="Táboa21">
              <table:table-column table:style-name="Táboa21.A"/>
              <table:table-column table:style-name="Táboa21.B" table:number-columns-repeated="2"/>
              <table:table-column table:style-name="Táboa21.D"/>
              <table:table-row>
                <table:table-cell table:style-name="Táboa21.A1" office:value-type="string">
                  <text:p text:style-name="P43">Nombre Columna</text:p>
                </table:table-cell>
                <table:table-cell table:style-name="Táboa21.A1" office:value-type="string">
                  <text:p text:style-name="P43">Descripción</text:p>
                </table:table-cell>
                <table:table-cell table:style-name="Táboa21.A1" office:value-type="string">
                  <text:p text:style-name="P43">Tipo dato</text:p>
                </table:table-cell>
                <table:table-cell table:style-name="Táboa21.D1" office:value-type="string">
                  <text:p text:style-name="P43">Restricciones</text:p>
                </table:table-cell>
              </table:table-row>
              <table:table-row>
                <table:table-cell table:style-name="Táboa21.A2" office:value-type="string">
                  <text:p text:style-name="P44">descripcionPedido</text:p>
                </table:table-cell>
                <table:table-cell table:style-name="Táboa21.A2" office:value-type="string">
                  <text:p text:style-name="P45">Identificador del Pedido</text:p>
                </table:table-cell>
                <table:table-cell table:style-name="Táboa21.A2" office:value-type="string">
                  <text:p text:style-name="P45">Valor numérico</text:p>
                </table:table-cell>
                <table:table-cell table:style-name="Táboa21.D2" office:value-type="string">
                  <text:p text:style-name="P45">Clave primaria</text:p>
                  <text:p text:style-name="P45"><text:soft-page-break/>Clave ajena con la tabla Pedido</text:p>
                </table:table-cell>
              </table:table-row>
              <table:table-row>
                <table:table-cell table:style-name="Táboa21.A2" office:value-type="string">
                  <text:p text:style-name="P44">productoID</text:p>
                </table:table-cell>
                <table:table-cell table:style-name="Táboa21.A2" office:value-type="string">
                  <text:p text:style-name="P45">Identificador del Producto</text:p>
                </table:table-cell>
                <table:table-cell table:style-name="Táboa21.A2" office:value-type="string">
                  <text:p text:style-name="P45">Cadena de texto de 15 caracteres</text:p>
                </table:table-cell>
                <table:table-cell table:style-name="Táboa21.D2" office:value-type="string">
                  <text:p text:style-name="P46">Clave primaria</text:p>
                  <text:p text:style-name="P46">Clave ajena con la tabla Producto</text:p>
                </table:table-cell>
              </table:table-row>
              <table:table-row>
                <table:table-cell table:style-name="Táboa21.A2" office:value-type="string">
                  <text:p text:style-name="P44">cantidad</text:p>
                </table:table-cell>
                <table:table-cell table:style-name="Táboa21.A2" office:value-type="string">
                  <text:p text:style-name="P47">Cantidad pedida del producto</text:p>
                </table:table-cell>
                <table:table-cell table:style-name="Táboa21.A2" office:value-type="string">
                  <text:p text:style-name="P47">Valor numérico</text:p>
                </table:table-cell>
                <table:table-cell table:style-name="Táboa21.D2" office:value-type="string">
                  <text:p text:style-name="P45">Debe tener contenido</text:p>
                </table:table-cell>
              </table:table-row>
              <table:table-row>
                <table:table-cell table:style-name="Táboa21.A2" office:value-type="string">
                  <text:p text:style-name="P45">precio_Unidad</text:p>
                </table:table-cell>
                <table:table-cell table:style-name="Táboa21.A2" office:value-type="string">
                  <text:p text:style-name="P45">Precio unitario aplicado</text:p>
                </table:table-cell>
                <table:table-cell table:style-name="Táboa21.A2" office:value-type="string">
                  <text:p text:style-name="P48">Valor numérico de 13 dígitos y 2 decimales</text:p>
                </table:table-cell>
                <table:table-cell table:style-name="Táboa21.D2" office:value-type="string">
                  <text:p text:style-name="P45">Debe tener contenido</text:p>
                </table:table-cell>
              </table:table-row>
              <table:table-row>
                <table:table-cell table:style-name="Táboa21.A2" office:value-type="string">
                  <text:p text:style-name="P45">numero_linea</text:p>
                </table:table-cell>
                <table:table-cell table:style-name="Táboa21.A2" office:value-type="string">
                  <text:p text:style-name="P45">Número de línea dentro del pedido</text:p>
                </table:table-cell>
                <table:table-cell table:style-name="Táboa21.A2" office:value-type="string">
                  <text:p text:style-name="P45">Valor numérico</text:p>
                </table:table-cell>
                <table:table-cell table:style-name="Táboa21.D2" office:value-type="string">
                  <text:p text:style-name="P45">Debe tener contenido</text:p>
                </table:table-cell>
              </table:table-row>
            </table:table>
            <text:p text:style-name="P49"><text:span text:style-name="T14">TABLA </text:span><text:span text:style-name="T26">PAGO</text:span><text:span text:style-name="T14">:</text:span> Contiene <text:span text:style-name="T37">información de </text:span><text:span text:style-name="T38">lo</text:span><text:span text:style-name="T29">s pagos realizados por los clientes</text:span>.</text:p>
            <table:table table:name="Táboa20" table:style-name="Táboa20">
              <table:table-column table:style-name="Táboa20.A"/>
              <table:table-column table:style-name="Táboa20.B" table:number-columns-repeated="2"/>
              <table:table-column table:style-name="Táboa20.D"/>
              <table:table-row>
                <table:table-cell table:style-name="Táboa20.A1" office:value-type="string">
                  <text:p text:style-name="P50">Nombre Columna</text:p>
                </table:table-cell>
                <table:table-cell table:style-name="Táboa20.A1" office:value-type="string">
                  <text:p text:style-name="P50">Descripción</text:p>
                </table:table-cell>
                <table:table-cell table:style-name="Táboa20.A1" office:value-type="string">
                  <text:p text:style-name="P50">Tipo dato</text:p>
                </table:table-cell>
                <table:table-cell table:style-name="Táboa20.D1" office:value-type="string">
                  <text:p text:style-name="P50">Restricciones</text:p>
                </table:table-cell>
              </table:table-row>
              <table:table-row>
                <table:table-cell table:style-name="Táboa20.A2" office:value-type="string">
                  <text:p text:style-name="P34">ClienteID</text:p>
                </table:table-cell>
                <table:table-cell table:style-name="Táboa20.A2" office:value-type="string">
                  <text:p text:style-name="P34">Código que identifica cada Cliente</text:p>
                </table:table-cell>
                <table:table-cell table:style-name="Táboa20.A2" office:value-type="string">
                  <text:p text:style-name="P51">Numérico de 3 dígitos</text:p>
                </table:table-cell>
                <table:table-cell table:style-name="Táboa20.D2" office:value-type="string">
                  <text:p text:style-name="P52">Clave primaria</text:p>
                  <text:p text:style-name="P52">Clave ajena con la tabla Cliente</text:p>
                </table:table-cell>
              </table:table-row>
              <table:table-row>
                <table:table-cell table:style-name="Táboa20.A2" office:value-type="string">
                  <text:p text:style-name="P34">TransacciónID</text:p>
                </table:table-cell>
                <table:table-cell table:style-name="Táboa20.A2" office:value-type="string">
                  <text:p text:style-name="P34">Código que identifica cada transacción</text:p>
                </table:table-cell>
                <table:table-cell table:style-name="Táboa20.A2" office:value-type="string">
                  <text:p text:style-name="P51">Cadena de texto de 50 caracteres</text:p>
                </table:table-cell>
                <table:table-cell table:style-name="Táboa20.D2" office:value-type="string">
                  <text:p text:style-name="P53">Clave primaria</text:p>
                </table:table-cell>
              </table:table-row>
              <table:table-row>
                <table:table-cell table:style-name="Táboa20.A2" office:value-type="string">
                  <text:p text:style-name="P54">forma_pago</text:p>
                </table:table-cell>
                <table:table-cell table:style-name="Táboa20.A2" office:value-type="string">
                  <text:p text:style-name="P51">Método en que se realiza el pago</text:p>
                </table:table-cell>
                <table:table-cell table:style-name="Táboa20.A2" office:value-type="string">
                  <text:p text:style-name="P55"><text:span text:style-name="T39">Cadena de texto de 40 caracteres</text:span></text:p>
                </table:table-cell>
                <table:table-cell table:style-name="Táboa20.D2" office:value-type="string">
                  <text:p text:style-name="P52">Debe tener contenido</text:p>
                </table:table-cell>
              </table:table-row>
              <table:table-row>
                <table:table-cell table:style-name="Táboa20.A2" office:value-type="string">
                  <text:p text:style-name="P54">transacción_ID</text:p>
                </table:table-cell>
                <table:table-cell table:style-name="Táboa20.A2" office:value-type="string">
                  <text:p text:style-name="P54">Código o número de la transacción</text:p>
                </table:table-cell>
                <table:table-cell table:style-name="Táboa20.A2" office:value-type="string">
                  <text:p text:style-name="P54">Cadena de texto de 50 caracteres</text:p>
                </table:table-cell>
                <table:table-cell table:style-name="Táboa20.D2" office:value-type="string">
                  <text:p text:style-name="P54">Debe tener contenido</text:p>
                </table:table-cell>
              </table:table-row>
              <table:table-row>
                <table:table-cell table:style-name="Táboa20.A2" office:value-type="string">
                  <text:p text:style-name="P54">fecha_pago</text:p>
                </table:table-cell>
                <table:table-cell table:style-name="Táboa20.A2" office:value-type="string">
                  <text:p text:style-name="P54">Fecha en que se efectuó el pago</text:p>
                </table:table-cell>
                <table:table-cell table:style-name="Táboa20.A2" office:value-type="string">
                  <text:p text:style-name="P54">Fecha</text:p>
                </table:table-cell>
                <table:table-cell table:style-name="Táboa20.D2" office:value-type="string">
                  <text:p text:style-name="P54">Debe tener contenido</text:p>
                </table:table-cell>
              </table:table-row>
              <table:table-row>
                <table:table-cell table:style-name="Táboa20.A2" office:value-type="string">
                  <text:p text:style-name="P54">Total</text:p>
                </table:table-cell>
                <table:table-cell table:style-name="Táboa20.A2" office:value-type="string">
                  <text:p text:style-name="P54">Importa total abonado</text:p>
                </table:table-cell>
                <table:table-cell table:style-name="Táboa20.A2" office:value-type="string">
                  <text:p text:style-name="P54">Valor numérico de 12 dígitos y 2 decimales</text:p>
                </table:table-cell>
                <table:table-cell table:style-name="Táboa20.D2" office:value-type="string">
                  <text:p text:style-name="P54">Debe tener contenido</text:p>
                </table:table-cell>
              </table:table-row>
            </table:table>
            <text:p text:style-name="P56"><text:span text:style-name="T40">GRÁFICO</text:span><text:span text:style-name="T41">:</text:span></text:p>
            <text:p text:style-name="P57">SQLDeveloper permite obtener el diagrama del modelo entidad relación a partir de las tablas ya creadas con la información contenida en el Diccionario de Datos.</text:p>
          </table:table-cell>
        </table:table-row>
      </table:table>
      <text:p text:style-name="P3"/>
      <table:table table:name="Táboa3" table:style-name="Táboa3">
        <table:table-column table:style-name="Táboa3.A"/>
        <table:table-row>
          <table:table-cell table:style-name="Táboa3.A1" office:value-type="string">
            <text:p text:style-name="P58"><text:span text:style-name="T42">Criterios de puntuación</text:span>. <text:span text:style-name="T42">Total 10 puntos.</text:span></text:p>
          </table:table-cell>
        </table:table-row>
      </table:table>
      <text:p text:style-name="P59"/>
      <table:table table:name="Táboa4" table:style-name="Táboa4">
        <table:table-column table:style-name="Táboa4.A"/>
        <table:table-row>
          <table:table-cell table:style-name="Táboa4.A1" office:value-type="string">
            <text:list text:style-name="L2">
              <text:list-item>
                <text:p text:style-name="P60"><text:span text:style-name="T43">Ejercicio 1</text:span><text:span text:style-name="T8">:</text:span><text:tab/><text:span text:style-name="T44">8</text:span>,<text:span text:style-name="T45">00</text:span> puntos</text:p>
                <text:list>
                  <text:list-item>
                    <text:p text:style-name="P61">Al ejecutar en el editor de SQL, debe funcionar.</text:p>
                  </text:list-item>
                  <text:list-item>
                    <text:p text:style-name="P61">Cada tabla con las restricciones y especificaciones: 1 punto</text:p>
                  </text:list-item>
                </text:list>
              </text:list-item>
              <text:list-item>
                <text:p text:style-name="P60"><text:span text:style-name="T46">Gráfico</text:span><text:span text:style-name="T8">:</text:span><text:tab/><text:span text:style-name="T44">2</text:span><text:span text:style-name="T45">,</text:span><text:span text:style-name="T44">0</text:span><text:span text:style-name="T45">0</text:span> puntos</text:p>
              </text:list-item>
            </text:list>
            <text:p text:style-name="P62">TOTAL: 10 puntos</text:p>
          </table:table-cell>
        </table:table-row>
      </table:table>
      <text:p text:style-name="P59"/>
      <table:table table:name="Táboa5" table:style-name="Táboa5">
        <table:table-column table:style-name="Táboa5.A"/>
        <table:table-row>
          <table:table-cell table:style-name="Táboa5.A1" office:value-type="string">
            <text:p text:style-name="P58"><text:span text:style-name="T47">Recursos necesarios para realizar la tarea</text:span>.</text:p>
          </table:table-cell>
        </table:table-row>
      </table:table>
      <text:p text:style-name="P63"/>
      <table:table table:name="Táboa6" table:style-name="Táboa6">
        <table:table-column table:style-name="Táboa6.A"/>
        <table:table-row>
          <table:table-cell table:style-name="Táboa6.A1" office:value-type="string">
            <text:list text:continue-numbering="true" text:style-name="L2">
              <text:list-item>
                <text:p text:style-name="P64">Ordenador personal con, al menos 1 Gigabyte de memoria RAM.</text:p>
              </text:list-item>
              <text:list-item>
                <text:p text:style-name="P64">Oracle Database 18c <text:span text:style-name="T45">XE instalado</text:span> (o versión posterior).</text:p>
              </text:list-item>
              <text:list-item>
                <text:p text:style-name="P65">SQLDeveloper opcional.</text:p>
              </text:list-item>
            </text:list>
          </table:table-cell>
        </table:table-row>
      </table:table>
      <text:p text:style-name="P63"/>
      <table:table table:name="Táboa7" table:style-name="Táboa7">
        <table:table-column table:style-name="Táboa7.A"/>
        <table:table-row>
          <table:table-cell table:style-name="Táboa7.A1" office:value-type="string">
            <text:p text:style-name="P66"><text:span text:style-name="T48">Consejos y recomendaciones</text:span>.</text:p>
          </table:table-cell>
        </table:table-row>
      </table:table>
      <text:p text:style-name="P67"/>
      <table:table table:name="Táboa8" table:style-name="Táboa8">
        <table:table-column table:style-name="Táboa8.A"/>
        <table:table-row>
          <table:table-cell table:style-name="Táboa8.A1" office:value-type="string">
            <text:list text:continue-numbering="true" text:style-name="L2">
              <text:list-item>
                <text:p text:style-name="P68">Para estos ejercicios tendrás que hacer uso de algunos operadores con los que aún no has trabajado, recuerda que en el apartado <text:span text:style-name="T8">Elementos del lenguaje. Normas de escritura</text:span> tienes un documento con los operadores más comunes.</text:p>
              </text:list-item>
              <text:list-item>
                <text:p text:style-name="P68">Aquí tienes un enlace que te puede servir: <text:s/><text:a xlink:type="simple" xlink:href="https://sarreplec.caib.es/pluginfile.php/9809/mod_resource/content/2/BD02_CONT_R25_01_elementosLenguaje.pdf" text:style-name="Internet_20_link" text:visited-style-name="Visited_20_Internet_20_Link">Operadores Oracle</text:a> </text:p>
              </text:list-item>
            </text:list>
          </table:table-cell>
        </table:table-row>
      </table:table>
      <text:p text:style-name="P67"/>
      <table:table table:name="Táboa9" table:style-name="Táboa9">
        <table:table-column table:style-name="Táboa9.A"/>
        <table:table-row>
          <table:table-cell table:style-name="Táboa9.A1" office:value-type="string">
            <text:p text:style-name="P69"><text:span text:style-name="T49">Indicaciones de entrega</text:span>.</text:p>
          </table:table-cell>
        </table:table-row>
      </table:table>
      <text:p text:style-name="P67"/>
      <table:table table:name="Táboa10" table:style-name="Táboa10">
        <table:table-column table:style-name="Táboa10.A"/>
        <table:table-row>
          <table:table-cell table:style-name="Táboa10.A1" office:value-type="string">
            <text:list text:continue-numbering="true" text:style-name="L2">
              <text:list-item>
                <text:p text:style-name="P70">Una vez realizada la tarea, elaborarás un único documento donde figuren las respuestas correspondientes. El envío se realizará a través de la plataforma de la forma establecida para ello, y el archivo se nombrará siguiendo las siguientes pautas:</text:p>
              </text:list-item>
            </text:list>
            <text:p text:style-name="P71">apellido1_apellido2_nombre_SIGxx_Tarea</text:p>
            <text:list text:continue-numbering="true" text:style-name="L2">
              <text:list-item>
                <text:p text:style-name="P70">Asegúrate <text:span text:style-name="T50">que el nombre no contenga la letra ñ, tildes ni caracteres especiales extraños. Así, por ejemplo, la alumna </text:span><text:span text:style-name="T51">Fulgencia </text:span><text:span text:style-name="T52">Berdeal</text:span><text:span text:style-name="T51"> </text:span><text:span text:style-name="T52">Outes</text:span><text:span text:style-name="T50"> para la primera unidad del MP de BD debería nombrar esta tarea como:</text:span></text:p>
              </text:list-item>
            </text:list>
            <text:p text:style-name="P71"><text:span text:style-name="T53">berdeal</text:span>_<text:span text:style-name="T53">outes</text:span>_fulgencia_BD0<text:span text:style-name="T45">2</text:span>_Tarea</text:p>
          </table:table-cell>
        </table:table-row>
      </table:table>
      <text:p text:style-name="P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adornments="Estánd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Calibri1" fo:font-family="Calibri" style:font-style-name="Estándar" style:font-family-generic="swiss" style:font-pitch="variable" fo:font-size="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solid" draw:fill-color="#ffa07a" draw:fill-gradient-name="gradient" draw:fill-hatch-name="hatch"/>
      <style:paragraph-properties fo:background-color="#ffa07a" fo:padding="0.049cm" fo:border="0.74pt solid #000000" style:join-border="false"/>
      <style:text-properties fo:color="#ffffff" loext:opacity="100%" style:font-name="Lucida Sans1" officeooo:rsid="0019cead" officeooo:paragraph-rsid="0019cead"/>
    </style:style>
    <style:style style:name="MP2" style:family="paragraph" style:parent-style-name="Footer">
      <style:paragraph-properties fo:text-align="end" style:justify-single-word="false" fo:padding="0.049cm" fo:border-left="none" fo:border-right="none" fo:border-top="0.74pt solid #000000" fo:border-bottom="none" style:join-border="false"/>
      <style:text-properties officeooo:rsid="006be4c5" officeooo:paragraph-rsid="006be4c5"/>
    </style:style>
    <style:style style:name="MT1" style:family="text">
      <style:text-properties officeooo:rsid="0054c784"/>
    </style:style>
    <style:style style:name="MT2" style:family="text">
      <style:text-properties officeooo:rsid="00420b6f"/>
    </style:style>
    <style:style style:name="MT3" style:family="text">
      <style:text-properties officeooo:rsid="00cc8b31"/>
    </style:style>
    <style:style style:name="MT4" style:family="text">
      <style:text-properties officeooo:rsid="0086a0d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D0<text:span text:style-name="MT1">2</text:span>. <text:span text:style-name="MT2">ENUNCIADO</text:span> TAREA <text:span text:style-name="MT3">Jardinería</text:span><text:span text:style-name="MT4">TEIS</text:span></text:p>
      </style:header>
      <style:footer>
        <text:p text:style-name="MP2">1</text:p>
      </style:footer>
      <style:footer-left>
        <text:p text:style-name="MP2"><text:bookmark-start text:name="PageNumWizard_FOOTER_Estilo de páxina predeterminado1"/>2<text:bookmark-end text:name="PageNumWizard_FOOTER_Estilo de páxina predeterminado1"/></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9-22T18:04:04.684000000</meta:creation-date>
    <dc:date>2025-10-14T17:09:12.772463200</dc:date>
    <meta:editing-duration>PT7H29M35S</meta:editing-duration>
    <meta:editing-cycles>139</meta:editing-cycles>
    <meta:generator>LibreOffice/25.2.5.2$Windows_X86_64 LibreOffice_project/03d19516eb2e1dd5d4ccd751a0d6f35f35e08022</meta:generator>
    <meta:document-statistic meta:table-count="18" meta:image-count="0" meta:object-count="0" meta:page-count="3" meta:paragraph-count="331" meta:word-count="1712" meta:character-count="10890" meta:non-whitespace-character-count="9524"/>
  </office:meta>
</office:document-meta>
</file>